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Arial, sans-serif"/>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automatic-styles>
    <style:style style:name="Table1" style:family="table">
      <style:table-properties style:width="7.3188in" table:align="left"/>
    </style:style>
    <style:style style:name="Table1.A" style:family="table-column">
      <style:table-column-properties style:column-width="1.5681in"/>
    </style:style>
    <style:style style:name="Table1.B" style:family="table-column">
      <style:table-column-properties style:column-width="1.4764in"/>
    </style:style>
    <style:style style:name="Table1.C" style:family="table-column">
      <style:table-column-properties style:column-width="4.2743in"/>
    </style:style>
    <style:style style:name="Table1.A1" style:family="table-cell">
      <style:table-cell-properties style:vertical-align="middle" fo:padding="0.0194in" fo:border="none"/>
    </style:style>
    <style:style style:name="Table2" style:family="table">
      <style:table-properties style:width="4.4354in" table:align="left"/>
    </style:style>
    <style:style style:name="Table2.A" style:family="table-column">
      <style:table-column-properties style:column-width="1.4792in"/>
    </style:style>
    <style:style style:name="Table2.B" style:family="table-column">
      <style:table-column-properties style:column-width="2.9563in"/>
    </style:style>
    <style:style style:name="Table2.A1" style:family="table-cell">
      <style:table-cell-properties style:vertical-align="middle" fo:padding="0.0194in" fo:border="none"/>
    </style:style>
    <style:style style:name="Table3" style:family="table">
      <style:table-properties style:width="3.0604in" table:align="left"/>
    </style:style>
    <style:style style:name="Table3.A" style:family="table-column">
      <style:table-column-properties style:column-width="1.3993in"/>
    </style:style>
    <style:style style:name="Table3.B" style:family="table-column">
      <style:table-column-properties style:column-width="1.6611in"/>
    </style:style>
    <style:style style:name="Table3.A1" style:family="table-cell">
      <style:table-cell-properties style:vertical-align="middle" fo:padding="0.0194in" fo:border="none"/>
    </style:style>
    <style:style style:name="Table4" style:family="table">
      <style:table-properties style:width="7.3188in" table:align="left"/>
    </style:style>
    <style:style style:name="Table4.A" style:family="table-column">
      <style:table-column-properties style:column-width="1.1813in"/>
    </style:style>
    <style:style style:name="Table4.B" style:family="table-column">
      <style:table-column-properties style:column-width="0.7035in"/>
    </style:style>
    <style:style style:name="Table4.C" style:family="table-column">
      <style:table-column-properties style:column-width="1.7917in"/>
    </style:style>
    <style:style style:name="Table4.D" style:family="table-column">
      <style:table-column-properties style:column-width="1.6014in"/>
    </style:style>
    <style:style style:name="Table4.E" style:family="table-column">
      <style:table-column-properties style:column-width="2.041in"/>
    </style:style>
    <style:style style:name="Table4.A1" style:family="table-cell">
      <style:table-cell-properties style:vertical-align="middle" fo:padding="0.0194in" fo:border="none"/>
    </style:style>
    <style:style style:name="Table5" style:family="table">
      <style:table-properties style:width="7.3188in" table:align="left"/>
    </style:style>
    <style:style style:name="Table5.A" style:family="table-column">
      <style:table-column-properties style:column-width="1.6326in"/>
    </style:style>
    <style:style style:name="Table5.B" style:family="table-column">
      <style:table-column-properties style:column-width="2.5778in"/>
    </style:style>
    <style:style style:name="Table5.C" style:family="table-column">
      <style:table-column-properties style:column-width="3.1083in"/>
    </style:style>
    <style:style style:name="Table5.A1" style:family="table-cell">
      <style:table-cell-properties style:vertical-align="middle" fo:padding="0.0194in" fo:border="none"/>
    </style:style>
    <style:style style:name="P1" style:family="paragraph" style:parent-style-name="Heading_20_1" style:master-page-name="HTML">
      <style:paragraph-properties fo:margin-left="0in" fo:margin-right="0in" fo:text-indent="0in" style:auto-text-indent="false" style:page-number="auto"/>
      <style:text-properties loext:padding="0in" loext:border="none"/>
    </style:style>
    <style:style style:name="P2" style:family="paragraph" style:parent-style-name="Heading_20_1">
      <style:paragraph-properties fo:margin-left="0in" fo:margin-right="0in" fo:text-indent="0in" style:auto-text-indent="false"/>
      <style:text-properties loext:padding="0in" loext:border="none"/>
    </style:style>
    <style:style style:name="P3" style:family="paragraph" style:parent-style-name="Heading_20_2">
      <style:text-properties loext:padding="0in" loext:border="none"/>
    </style:style>
    <style:style style:name="P4" style:family="paragraph" style:parent-style-name="Heading_20_2">
      <style:paragraph-properties fo:margin-left="0in" fo:margin-right="0in" fo:text-indent="0in" style:auto-text-indent="false"/>
      <style:text-properties loext:padding="0in" loext:border="none"/>
    </style:style>
    <style:style style:name="P5" style:family="paragraph" style:parent-style-name="Heading_20_2">
      <style:paragraph-properties fo:margin-left="0in" fo:margin-right="0in" fo:text-indent="0in" style:auto-text-indent="false"/>
    </style:style>
    <style:style style:name="P6" style:family="paragraph" style:parent-style-name="Heading_20_2">
      <style:text-properties fo:color="#333333" loext:opacity="100%" style:font-name="Liberation Serif" fo:font-size="14pt" fo:font-weight="bold" style:font-name-asian="NSimSun" style:font-size-asian="14pt" style:font-weight-asian="bold" style:font-name-complex="Lucida Sans1" style:font-size-complex="14pt" style:font-weight-complex="bold" loext:padding="0in" loext:border="none"/>
    </style:style>
    <style:style style:name="P7" style:family="paragraph" style:parent-style-name="Heading_20_2">
      <style:paragraph-properties fo:margin-left="0in" fo:margin-right="0in" fo:text-indent="0in" style:auto-text-indent="false"/>
      <style:text-properties fo:color="#333333" loext:opacity="100%" style:font-name="Montserrat" fo:font-size="13pt" fo:font-weight="normal" officeooo:paragraph-rsid="00156790" style:font-name-asian="Montserrat" style:font-size-asian="13pt" style:font-weight-asian="normal" style:font-name-complex="Montserrat" style:font-size-complex="13pt" style:font-weight-complex="normal" loext:padding="0in" loext:border="none"/>
    </style:style>
    <style:style style:name="P8" style:family="paragraph" style:parent-style-name="Heading_20_2">
      <style:paragraph-properties fo:margin-left="0in" fo:margin-right="0in" fo:text-indent="0in" style:auto-text-indent="false"/>
      <style:text-properties officeooo:paragraph-rsid="00156790"/>
    </style:style>
    <style:style style:name="P9" style:family="paragraph" style:parent-style-name="Heading_20_3">
      <style:text-properties loext:padding="0in" loext:border="none"/>
    </style:style>
    <style:style style:name="P10" style:family="paragraph" style:parent-style-name="Heading_20_4">
      <style:text-properties loext:padding="0in" loext:border="none"/>
    </style:style>
    <style:style style:name="P11" style:family="paragraph" style:parent-style-name="Text_20_body">
      <style:paragraph-properties fo:margin-top="0in" fo:margin-bottom="0in" style:contextual-spacing="false"/>
    </style:style>
    <style:style style:name="P12" style:family="paragraph" style:parent-style-name="Text_20_body">
      <style:text-properties loext:padding="0in" loext:border="none"/>
    </style:style>
    <style:style style:name="P13" style:family="paragraph" style:parent-style-name="Text_20_body" style:list-style-name="L1">
      <style:paragraph-properties fo:margin-top="0in" fo:margin-bottom="0in" style:contextual-spacing="false"/>
      <style:text-properties loext:padding="0in" loext:border="none"/>
    </style:style>
    <style:style style:name="P14" style:family="paragraph" style:parent-style-name="Text_20_body" style:list-style-name="L1">
      <style:text-properties loext:padding="0in" loext:border="none"/>
    </style:style>
    <style:style style:name="P15" style:family="paragraph" style:parent-style-name="Text_20_body">
      <style:paragraph-properties fo:margin-left="0in" fo:margin-right="0in" fo:text-indent="0in" style:auto-text-indent="false"/>
      <style:text-properties loext:padding="0in" loext:border="none"/>
    </style:style>
    <style:style style:name="P16" style:family="paragraph" style:parent-style-name="Text_20_body">
      <style:paragraph-properties fo:margin-left="0in" fo:margin-right="0in" fo:margin-top="0.3126in" fo:margin-bottom="0.0972in" style:contextual-spacing="false" fo:text-indent="0in" style:auto-text-indent="false"/>
      <style:text-properties loext:padding="0in" loext:border="none"/>
    </style:style>
    <style:style style:name="P17" style:family="paragraph" style:parent-style-name="Text_20_body" style:list-style-name="L13">
      <style:paragraph-properties fo:margin-top="0in" fo:margin-bottom="0in" style:contextual-spacing="false"/>
      <style:text-properties loext:padding="0in" loext:border="none"/>
    </style:style>
    <style:style style:name="P18" style:family="paragraph" style:parent-style-name="Text_20_body" style:list-style-name="L13">
      <style:text-properties loext:padding="0in" loext:border="none"/>
    </style:style>
    <style:style style:name="P19" style:family="paragraph" style:parent-style-name="Text_20_body" style:list-style-name="L24">
      <style:text-properties loext:padding="0in" loext:border="none"/>
    </style:style>
    <style:style style:name="P20" style:family="paragraph" style:parent-style-name="Text_20_body" style:list-style-name="L24">
      <style:paragraph-properties fo:margin-top="0in" fo:margin-bottom="0in" style:contextual-spacing="false"/>
      <style:text-properties loext:padding="0in" loext:border="none"/>
    </style:style>
    <style:style style:name="P21" style:family="paragraph" style:parent-style-name="Text_20_body" style:list-style-name="L25">
      <style:text-properties loext:padding="0in" loext:border="none"/>
    </style:style>
    <style:style style:name="P22" style:family="paragraph" style:parent-style-name="Text_20_body" style:list-style-name="L26">
      <style:text-properties loext:padding="0in" loext:border="none"/>
    </style:style>
    <style:style style:name="P23" style:family="paragraph" style:parent-style-name="Text_20_body" style:list-style-name="L8"/>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
      <style:paragraph-properties fo:margin-top="0in" fo:margin-bottom="0in" style:contextual-spacing="false"/>
      <style:text-properties officeooo:rsid="00156790" officeooo:paragraph-rsid="00156790" loext:padding="0in" loext:border="none"/>
    </style:style>
    <style:style style:name="P30" style:family="paragraph" style:parent-style-name="Text_20_body">
      <style:text-properties fo:color="#333333" loext:opacity="100%" style:font-name="Liberation Serif" fo:font-size="14pt" fo:font-weight="bold" style:font-name-asian="NSimSun" style:font-size-asian="14pt" style:font-weight-asian="bold" style:font-name-complex="Lucida Sans1" style:font-size-complex="14pt" style:font-weight-complex="bold" loext:padding="0in" loext:border="none"/>
    </style:style>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text-properties officeooo:paragraph-rsid="00156790"/>
    </style:style>
    <style:style style:name="P38" style:family="paragraph" style:parent-style-name="Text_20_body" style:list-style-name="L24"/>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style style:name="P67" style:family="paragraph" style:parent-style-name="Text_20_body" style:list-style-name="L55"/>
    <style:style style:name="P68" style:family="paragraph" style:parent-style-name="Text_20_body" style:list-style-name="L56"/>
    <style:style style:name="P69" style:family="paragraph" style:parent-style-name="Text_20_body" style:list-style-name="L57"/>
    <style:style style:name="P70" style:family="paragraph" style:parent-style-name="Text_20_body" style:list-style-name="L58"/>
    <style:style style:name="P71" style:family="paragraph" style:parent-style-name="Text_20_body" style:list-style-name="L59"/>
    <style:style style:name="P72" style:family="paragraph" style:parent-style-name="Text_20_body" style:list-style-name="L60"/>
    <style:style style:name="P73" style:family="paragraph" style:parent-style-name="Text_20_body" style:list-style-name="L62"/>
    <style:style style:name="P74" style:family="paragraph" style:parent-style-name="Text_20_body" style:list-style-name="L63"/>
    <style:style style:name="P75" style:family="paragraph" style:parent-style-name="Text_20_body" style:list-style-name="L64"/>
    <style:style style:name="P76" style:family="paragraph" style:parent-style-name="Text_20_body" style:list-style-name="L65"/>
    <style:style style:name="P77" style:family="paragraph" style:parent-style-name="Text_20_body" style:list-style-name="L66"/>
    <style:style style:name="P78" style:family="paragraph" style:parent-style-name="Text_20_body" style:list-style-name="L67"/>
    <style:style style:name="P79" style:family="paragraph" style:parent-style-name="Text_20_body" style:list-style-name="L68"/>
    <style:style style:name="P80" style:family="paragraph" style:parent-style-name="Text_20_body" style:list-style-name="L69">
      <style:text-properties officeooo:paragraph-rsid="00175fae"/>
    </style:style>
    <style:style style:name="P81" style:family="paragraph" style:parent-style-name="Text_20_body" style:list-style-name="L70"/>
    <style:style style:name="P82" style:family="paragraph" style:parent-style-name="Text_20_body" style:list-style-name="L71"/>
    <style:style style:name="P83" style:family="paragraph" style:parent-style-name="Text_20_body" style:list-style-name="L72"/>
    <style:style style:name="P84" style:family="paragraph" style:parent-style-name="Text_20_body" style:list-style-name="L73"/>
    <style:style style:name="P85" style:family="paragraph" style:parent-style-name="Text_20_body" style:list-style-name="L74"/>
    <style:style style:name="P86" style:family="paragraph" style:parent-style-name="Text_20_body">
      <style:text-properties officeooo:paragraph-rsid="00175fae"/>
    </style:style>
    <style:style style:name="P87" style:family="paragraph" style:parent-style-name="Text_20_body" style:list-style-name="L75"/>
    <style:style style:name="P88" style:family="paragraph" style:parent-style-name="Text_20_body">
      <style:text-properties officeooo:paragraph-rsid="001985c1"/>
    </style:style>
    <style:style style:name="P89" style:family="paragraph" style:parent-style-name="Text_20_body" style:list-style-name="L76"/>
    <style:style style:name="P90" style:family="paragraph" style:parent-style-name="Text_20_body" style:list-style-name="L77"/>
    <style:style style:name="P91" style:family="paragraph" style:parent-style-name="Text_20_body" style:list-style-name="L77">
      <style:paragraph-properties fo:margin-top="0in" fo:margin-bottom="0in" style:contextual-spacing="false"/>
    </style:style>
    <style:style style:name="P92" style:family="paragraph" style:parent-style-name="Text_20_body" style:list-style-name="L78"/>
    <style:style style:name="P93" style:family="paragraph" style:parent-style-name="Text_20_body" style:list-style-name="L78">
      <style:paragraph-properties fo:margin-top="0in" fo:margin-bottom="0in" style:contextual-spacing="false"/>
    </style:style>
    <style:style style:name="P94" style:family="paragraph" style:parent-style-name="Text_20_body" style:list-style-name="L79"/>
    <style:style style:name="P95" style:family="paragraph" style:parent-style-name="Text_20_body" style:list-style-name="L80"/>
    <style:style style:name="P96" style:family="paragraph" style:parent-style-name="Text_20_body" style:list-style-name="L80">
      <style:paragraph-properties fo:margin-top="0in" fo:margin-bottom="0in" style:contextual-spacing="false"/>
    </style:style>
    <style:style style:name="P97" style:family="paragraph" style:parent-style-name="Text_20_body" style:list-style-name="L81"/>
    <style:style style:name="P98" style:family="paragraph" style:parent-style-name="Text_20_body" style:list-style-name="L82"/>
    <style:style style:name="P99" style:family="paragraph" style:parent-style-name="Text_20_body" style:list-style-name="L83"/>
    <style:style style:name="T1" style:family="text">
      <style:text-properties loext:padding="0in" loext:border="none"/>
    </style:style>
    <style:style style:name="T2" style:family="text">
      <style:text-properties officeooo:rsid="00156790"/>
    </style:style>
    <style:style style:name="T3" style:family="text">
      <style:text-properties fo:color="#333333" loext:opacity="100%" style:font-name="Liberation Serif" fo:font-size="18pt" fo:font-weight="bold" style:font-name-asian="NSimSun" style:font-size-asian="18pt" style:font-weight-asian="bold" style:font-name-complex="Lucida Sans1" style:font-size-complex="18pt" style:font-weight-complex="bold" loext:padding="0in" loext:border="none"/>
    </style:style>
    <style:style style:name="T4" style:family="text">
      <style:text-properties fo:color="#333333" loext:opacity="100%" style:font-name="Montserrat" fo:font-size="13pt" style:font-name-asian="Montserrat" style:font-size-asian="13pt" style:font-name-complex="Montserrat" style:font-size-complex="13pt" loext:padding="0in" loext:border="none"/>
    </style:style>
    <style:style style:name="T5" style:family="text">
      <style:text-properties fo:color="#333333" loext:opacity="100%" style:font-name="Montserrat" fo:font-size="13pt" fo:font-weight="normal" officeooo:rsid="00156790" style:font-name-asian="Montserrat" style:font-size-asian="13pt" style:font-weight-asian="normal" style:font-name-complex="Montserrat" style:font-size-complex="13pt" style:font-weight-complex="normal" loext:padding="0in" loext:border="none"/>
    </style:style>
    <style:style style:name="T6" style:family="text">
      <style:text-properties officeooo:rsid="00175fae"/>
    </style:style>
    <style:style style:name="T7" style:family="text">
      <style:text-properties officeooo:rsid="001985c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t of Arbitrage and Buy-Side Strategies</text:h>
      <text:h text:style-name="P3" text:outline-level="2">Exploiting Market Inefficiencies in the Modern Financial Landscape</text:h>
      <text:p text:style-name="P12">By Gene Boo | May 2023 </text:p>
      <text:p text:style-name="P15"><text:span text:style-name="Strong_20_Emphasis">Disclaimer:</text:span> This article was originally prepared as part of my personal research during my tenure as a Product Specialist for a risk-management engine primarily designed for buy-side applications. The views, analyses, and opinions expressed herein are entirely my own and do not represent those of my employer, its affiliates, or its clients. This content is provided for informational purposes only and should not be construed as investment, legal, or financial advice – <text:span text:style-name="T6">and it may not be totally accurate. The writer is neither a mathematician nor a true subject matter expert, </text:span><text:span text:style-name="T7">and had performed this study in an effort to face clients and not sound too dumb.</text:span></text:p>
      <text:h text:style-name="P4" text:outline-level="2"><text:span text:style-name="Strong_20_Emphasis">The Quest for Alpha in Modern Markets</text:span></text:h>
      <text:p text:style-name="Text_20_body">Alpha — the holy grail of investment returns — represents the excess profit over a benchmark after accounting for risk. In today’s hyper-connected, regulation-heavy, and technology-driven markets, alpha has become harder to find and even harder to keep.</text:p>
      <text:p text:style-name="Text_20_body">Alpha is the excess return generated above a benchmark that cannot be explained by general market exposure (beta). In theory, it’s the “pure skill” part of performance — the elusive extra edge that active managers seek. In practice, alpha often hides behind structural advantages, inefficiencies, or risk premia that aren’t obvious in simple CAPM-style models. </text:p>
      <text:p text:style-name="P88"><text:span text:style-name="T7">Traditionally:<text:line-break/></text:span><text:span text:style-name="Strong_20_Emphasis">Sources of Alpha</text:span></text:p>
      <text:list text:style-name="L75">
        <text:list-item>
          <text:p text:style-name="P87"><text:span text:style-name="Strong_20_Emphasis">Informational Edge</text:span></text:p>
          <text:list>
            <text:list-item>
              <text:p text:style-name="P87">Access to faster or deeper data (e.g., satellite imagery, supply chain analytics).</text:p>
            </text:list-item>
            <text:list-item>
              <text:p text:style-name="P87">High-frequency news sentiment analysis.</text:p>
            </text:list-item>
          </text:list>
        </text:list-item>
        <text:list-item>
          <text:p text:style-name="P87"><text:span text:style-name="Strong_20_Emphasis">Analytical Edge</text:span></text:p>
          <text:list>
            <text:list-item>
              <text:p text:style-name="P87">Proprietary factor modeling.</text:p>
            </text:list-item>
            <text:list-item>
              <text:p text:style-name="P87">Alternative data fusion with machine learning.</text:p>
            </text:list-item>
          </text:list>
        </text:list-item>
        <text:list-item>
          <text:p text:style-name="P87"><text:span text:style-name="Strong_20_Emphasis">Behavioral Edge</text:span></text:p>
          <text:list>
            <text:list-item>
              <text:p text:style-name="P87">Exploiting panic, herding, and overreaction.</text:p>
            </text:list-item>
            <text:list-item>
              <text:p text:style-name="P87"><text:soft-page-break/>Liquidity provision when others withdraw.</text:p>
            </text:list-item>
          </text:list>
        </text:list-item>
        <text:list-item>
          <text:p text:style-name="P87"><text:span text:style-name="Strong_20_Emphasis">Structural Edge</text:span></text:p>
          <text:list>
            <text:list-item>
              <text:p text:style-name="P87">Regulatory, capital, or mandate constraints in certain market participants.</text:p>
            </text:list-item>
            <text:list-item>
              <text:p text:style-name="P87">Exploiting collateral requirements or capital inefficiencies in derivatives.</text:p>
            </text:list-item>
          </text:list>
        </text:list-item>
      </text:list>
      <text:p text:style-name="Text_20_body">For the modern buy-side, the search for alpha is no longer just about spotting undervalued securities. It’s about <text:span text:style-name="Strong_20_Emphasis">information advantage</text:span>, <text:span text:style-name="Strong_20_Emphasis">structural positioning</text:span>, and <text:span text:style-name="Strong_20_Emphasis">implementation efficiency</text:span>, all while navigating the invisible tolls of trading — from execution slippage to <text:span text:style-name="Strong_20_Emphasis">XVA adjustments</text:span> (credit, funding, capital, and collateral costs).</text:p>
      <text:p text:style-name="Text_20_body">Top-performing desks blend quantitative models, deep domain expertise, and capital efficiency engineering. They look for trades that still produce <text:span text:style-name="Strong_20_Emphasis">net alpha</text:span> after subtracting the drag from execution costs, regulatory capital, and counterparty risk:</text:p>
      <text:p text:style-name="Text_20_body">Net Alpha=Gross Alpha−Execution Slippage−XVA Impact\text{Net Alpha} = \text{Gross Alpha} - \text{Execution Slippage} - \text{XVA Impact}Net Alpha=Gross Alpha−Execution Slippage−XVA Impact </text:p>
      <text:p text:style-name="Text_20_body">Sometimes, the edge lies not in the trade itself, but in how and with whom it is executed — including <text:span text:style-name="Strong_20_Emphasis">back-to-back structures</text:span> that shift risk to counterparties with a more favorable XVA profile.</text:p>
      <text:h text:style-name="Heading_20_3" text:outline-level="3"><text:span text:style-name="Strong_20_Emphasis">Strategies in the Hunt for Alpha</text:span></text:h>
      <text:list text:style-name="L76">
        <text:list-item>
          <text:p text:style-name="P89"><text:span text:style-name="Strong_20_Emphasis">Relative Value Arbitrage</text:span> – Exploit mispricings between related assets (e.g., yield curve trades, index vs. constituents).</text:p>
        </text:list-item>
        <text:list-item>
          <text:p text:style-name="P89"><text:span text:style-name="Strong_20_Emphasis">Event-Driven</text:span> – M&amp;A, spin-offs, earnings surprises, regulatory changes.</text:p>
        </text:list-item>
        <text:list-item>
          <text:p text:style-name="P89"><text:span text:style-name="Strong_20_Emphasis">Global Macro</text:span> – Systematic positioning based on interest rate cycles, FX regime changes, commodity flows.</text:p>
        </text:list-item>
        <text:list-item>
          <text:p text:style-name="P89"><text:span text:style-name="Strong_20_Emphasis">Quantitative Statistical Arbitrage</text:span> – Mean reversion, cross-sectional factor spreads, and machine-learning-predicted signals.</text:p>
        </text:list-item>
        <text:list-item>
          <text:p text:style-name="P89"><text:span text:style-name="Strong_20_Emphasis">Volatility-Based Alpha</text:span> – See section below.</text:p>
        </text:list-item>
      </text:list>
      <text:h text:style-name="Heading_20_3" text:outline-level="3"><text:span text:style-name="Strong_20_Emphasis">Volatility as an Alpha Engine</text:span></text:h>
      <text:p text:style-name="Text_20_body">Volatility isn’t just a risk measure — it’s a tradable asset and a rich source of alpha if understood deeply.</text:p>
      <text:h text:style-name="Heading_20_4" text:outline-level="4"><text:span text:style-name="Strong_20_Emphasis">1. Local Volatility Models</text:span></text:h>
      <text:list text:style-name="L77">
        <text:list-item>
          <text:p text:style-name="P90">Assumes volatility is a deterministic function of underlying price and time:</text:p>
          <text:p text:style-name="P91">σ=σ(S,t)\sigma = \sigma(S, t)σ=σ(S,t) </text:p>
        </text:list-item>
        <text:list-item>
          <text:p text:style-name="P90"><text:soft-page-break/>Calibrated to match the full implied volatility surface (Dupire model).</text:p>
        </text:list-item>
        <text:list-item>
          <text:p text:style-name="P90">Useful for <text:span text:style-name="Strong_20_Emphasis">smile-consistent pricing</text:span> of path-dependent options.</text:p>
        </text:list-item>
        <text:list-item>
          <text:p text:style-name="P90">Alpha angle: Identify mispricing between vanilla options and exotic options implied by the same local vol surface.</text:p>
        </text:list-item>
      </text:list>
      <text:h text:style-name="Heading_20_4" text:outline-level="4"><text:span text:style-name="Strong_20_Emphasis">2. Stochastic Volatility Models</text:span></text:h>
      <text:list text:style-name="L78">
        <text:list-item>
          <text:p text:style-name="P92">Volatility follows its own stochastic process (e.g., Heston model):</text:p>
          <text:p text:style-name="P93">dSt=μStdt+vtStdWtSdS_t = \mu S_t dt + \sqrt{v_t} S_t dW_t^SdSt​=μSt​dt+vt​​St​dWtS​ dvt=κ(θ−vt)dt+σvvtdWtvdv_t = \kappa(\theta - v_t) dt + \sigma_v \sqrt{v_t} dW_t^vdvt​=κ(θ−vt​)dt+σv​vt​​dWtv​ </text:p>
        </text:list-item>
        <text:list-item>
          <text:p text:style-name="P92">Captures volatility clustering and mean reversion.</text:p>
        </text:list-item>
        <text:list-item>
          <text:p text:style-name="P92">Alpha angle: Trade vol-of-vol, variance swaps, or skewness exposure.</text:p>
        </text:list-item>
      </text:list>
      <text:h text:style-name="Heading_20_4" text:outline-level="4"><text:span text:style-name="Strong_20_Emphasis">3. Stochastic Local Volatility (SLV)</text:span></text:h>
      <text:list text:style-name="L79">
        <text:list-item>
          <text:p text:style-name="P94">Hybrid: local volatility <text:span text:style-name="Emphasis">and</text:span> stochastic volatility combined.</text:p>
        </text:list-item>
        <text:list-item>
          <text:p text:style-name="P94">Improves exotic pricing accuracy where neither pure LV nor SV fits all smiles/skews.</text:p>
        </text:list-item>
        <text:list-item>
          <text:p text:style-name="P94">Alpha angle: Hedge books priced on oversimplified models.</text:p>
        </text:list-item>
      </text:list>
      <text:h text:style-name="Heading_20_4" text:outline-level="4"><text:span text:style-name="Strong_20_Emphasis">4. Jump-Diffusion Models</text:span></text:h>
      <text:list text:style-name="L80">
        <text:list-item>
          <text:p text:style-name="P95">Adds discontinuous jumps to the price process (Merton, Bates models):</text:p>
          <text:p text:style-name="P96">dSt=μStdt+σStdWt+(J−1)StdqtdS_t = \mu S_t dt + \sigma S_t dW_t + (J-1)S_t dq_tdSt​=μSt​dt+σSt​dWt​+(J−1)St​dqt​ </text:p>
        </text:list-item>
        <text:list-item>
          <text:p text:style-name="P95">Captures heavy tails, gap risk, and sudden repricing.</text:p>
        </text:list-item>
        <text:list-item>
          <text:p text:style-name="P95">Alpha angle: Sell overpriced jump risk where real-world jump frequency is lower than implied.</text:p>
        </text:list-item>
      </text:list>
      <text:h text:style-name="Heading_20_4" text:outline-level="4"><text:span text:style-name="Strong_20_Emphasis">5. Volatility Trading Instruments</text:span></text:h>
      <text:list text:style-name="L81">
        <text:list-item>
          <text:p text:style-name="P97"><text:span text:style-name="Strong_20_Emphasis">Vanilla Options</text:span> – Directional skew/smile trades.</text:p>
        </text:list-item>
        <text:list-item>
          <text:p text:style-name="P97"><text:span text:style-name="Strong_20_Emphasis">Exotic Options</text:span> – Barriers, digitals, cliquets.</text:p>
        </text:list-item>
        <text:list-item>
          <text:p text:style-name="P97"><text:span text:style-name="Strong_20_Emphasis">Variance/Volatility Swaps</text:span> – Pure volatility bets without delta exposure.</text:p>
        </text:list-item>
        <text:list-item>
          <text:p text:style-name="P97"><text:span text:style-name="Strong_20_Emphasis">Corridor Variance Swaps</text:span> – Target volatility in specific asset ranges.</text:p>
        </text:list-item>
        <text:list-item>
          <text:p text:style-name="P97"><text:span text:style-name="Strong_20_Emphasis">Dispersion Trades</text:span> – Long index vol, short constituent vol, or vice versa.</text:p>
        </text:list-item>
      </text:list>
      <text:h text:style-name="Heading_20_3" text:outline-level="3"><text:span text:style-name="Strong_20_Emphasis">Why Volatility Can Generate Alpha</text:span></text:h>
      <text:list text:style-name="L82">
        <text:list-item>
          <text:p text:style-name="P98"><text:span text:style-name="Strong_20_Emphasis">Behavioral Mispricing</text:span>: Traders overpay for crash protection after large drawdowns.</text:p>
        </text:list-item>
        <text:list-item>
          <text:p text:style-name="P98"><text:soft-page-break/><text:span text:style-name="Strong_20_Emphasis">Structural Demand</text:span>: Pension funds and insurers structurally buy downside protection, creating persistent skew.</text:p>
        </text:list-item>
        <text:list-item>
          <text:p text:style-name="P98"><text:span text:style-name="Strong_20_Emphasis">Liquidity Premium</text:span>: Providing liquidity in OTC vol markets earns excess returns.</text:p>
        </text:list-item>
        <text:list-item>
          <text:p text:style-name="P98"><text:span text:style-name="Strong_20_Emphasis">Regime Shifts</text:span>: Predicting transitions between low-vol and high-vol regimes can front-run re-hedging flows.</text:p>
        </text:list-item>
      </text:list>
      <text:h text:style-name="Heading_20_3" text:outline-level="3"><text:span text:style-name="Strong_20_Emphasis">The Reality of Alpha</text:span></text:h>
      <text:list text:style-name="L83">
        <text:list-item>
          <text:p text:style-name="P99">Many so-called “alpha” strategies are hidden beta or risk premia in disguise.</text:p>
        </text:list-item>
        <text:list-item>
          <text:p text:style-name="P99">True alpha often decays once discovered; the edge must be renewed continuously.</text:p>
        </text:list-item>
        <text:list-item>
          <text:p text:style-name="P99">In volatility markets, alpha often comes from better calibration, faster model updates, and a deeper grasp of market microstructure.</text:p>
        </text:list-item>
      </text:list>
      <text:p text:style-name="Text_20_body"/>
      <text:p text:style-name="Text_20_body">In short, the modern alpha hunt is as much a logistical and risk-capital puzzle as it is a market call. And few arenas demonstrate this better than <text:span text:style-name="Strong_20_Emphasis">arbitrage</text:span>.</text:p>
      <text:h text:style-name="P4" text:outline-level="2">Introduction to Arbitrage</text:h>
      <text:p text:style-name="P12">In the high-octane world of modern finance, few concepts are as tantalizing and misunderstood as arbitrage. Often shrouded in mystique and misconceptions, arbitrage is the art of capitalizing on temporary market inefficiencies - those fleeting moments when assets are mispriced.</text:p>
      <text:p text:style-name="P12">While the mythical "risk-free" arbitrage of buying an asset for $100 in one market and selling it for $101 in another instantly is largely extinct, today's arbitrageurs operate in a sophisticated realm. They're essentially financial detectives, spotting patterns, quantifying risks, and executing trades faster than you can say "quant hedge fund."</text:p>
      <text:p text:style-name="P12">Arbitrage strategies represent a quantum leap from traditional value investing to complex quantitative disciplines. The modern buy-side landscape features a sophisticated tapestry of strategies that evolved from classic arbitrage to include market-neutral approaches that can generate alpha even in robust bull or bear markets. These approaches rely heavily on mathematical models, real-time data analysis, and powerful computing infrastructure, transforming arbitrage from a niche trading strategy to a cornerstone of institutional investing.</text:p>
      <text:h text:style-name="P4" text:outline-level="2"><text:soft-page-break/>Demystifying Arbitrage</text:h>
      <text:h text:style-name="P9" text:outline-level="3">What is Arbitrage?</text:h>
      <text:p text:style-name="P12">At its most basic level, arbitrage is the financial version of BLSH or "Buy-low, Sell-high". It involves simultaneously buying and selling an identical or equivalent asset to profit from a price difference. Classic examples include:</text:p>
      <text:h text:style-name="P10" text:outline-level="4">Merger Arbitrage</text:h>
      <text:p text:style-name="P12">Betting on spread between current price and acquisition price</text:p>
      <text:h text:style-name="P10" text:outline-level="4">Spatial Arbitrage (Pure Arbitrage)</text:h>
      <text:p text:style-name="P12">Buying a stock in New York and selling it in London for a higher price</text:p>
      <text:h text:style-name="P10" text:outline-level="4">Triangular Arbitrage</text:h>
      <text:p text:style-name="P12">Especially in FX - where inconsistencies between 3 cycled currency pairs are exploited - this is to date used frequently in cryptocurrency trading</text:p>
      <text:h text:style-name="P10" text:outline-level="4">Temporal Arbitrage and Convertible Arbitrage</text:h>
      <text:p text:style-name="P12">Exploiting price mismatches between futures and spot prices. Similarly, in convertible arbitrage - mispricing between convertible bonds and underlying stock is exploited</text:p>
      <text:h text:style-name="P10" text:outline-level="4">Statistical Arbitrage</text:h>
      <text:p text:style-name="P12">Betting on the relationship between correlated assets - this exploits patterns in price behaviour and comes with some risk</text:p>
      <text:p text:style-name="P12">In perfect markets, such opportunities wouldn't exist due to the "law of one price." Arbitrage opportunities shouldn’t persist in an efficient market, because if they did, traders would pile in until prices align and the profit disappears. This principle — "arbitrage-free" — becomes the foundational assumption for pricing derivatives. Hence the birth of terms like "risk-neutral world" - a fictitious universe where all assets grow at a risk-free rate. A world that makes Black-Scholes possible. However, real-world factors create temporary discrepancies with some latency - and that's where arbitrageurs attack:</text:p>
      <text:list text:style-name="L1">
        <text:list-item>
          <text:p text:style-name="P13">Information asymmetry creates temporary pricing gaps </text:p>
          <text:list>
            <text:list-item>
              <text:p text:style-name="P29">Insider knowledge of earnings results before public release</text:p>
            </text:list-item>
            <text:list-item>
              <text:p text:style-name="P29">Algorithmic feeds receiving economic data milliseconds before others</text:p>
            </text:list-item>
            <text:list-item>
              <text:p text:style-name="P29">Better access to order book depth or off-exchange trades</text:p>
            </text:list-item>
          </text:list>
        </text:list-item>
        <text:list-item>
          <text:p text:style-name="P13">Transaction costs and liquidity constraints limit arbitrage </text:p>
          <text:list>
            <text:list-item>
              <text:p text:style-name="P29">In the real world, every trade has a cost like clearing fees, exchange fees and <text:soft-page-break/>commissions. </text:p>
            </text:list-item>
            <text:list-item>
              <text:p text:style-name="P29">Also, there are bid-ask spreads and the way players play is – every decision to buy or sell moves the price, including yours.</text:p>
            </text:list-item>
            <text:list-item>
              <text:p text:style-name="P29">Hence the theoretical mispricing must be large enough to cover those costs</text:p>
            </text:list-item>
          </text:list>
        </text:list-item>
        <text:list-item>
          <text:p text:style-name="P14">Market participants of varying sophistication spot different opportunities </text:p>
        </text:list-item>
      </text:list>
      <text:p text:style-name="P12">Modern arbitrage is rarely risk-free. Smart investors now operate in the realm of "risk arbitrage," where the potential for profit comes with well-calculated risks.</text:p>
      <text:h text:style-name="P4" text:outline-level="2">Building Blocks of Arbitrage</text:h>
      <text:p text:style-name="P12">Before diving into specific strategies, let's understand the fundamental components that make up any arbitrage trade.</text:p>
      <text:h text:style-name="P9" text:outline-level="3">Price Difference (ΔP)</text:h>
      <text:list text:style-name="L26">
        <text:list-item>
          <text:p text:style-name="P22">The most basic element - the spread between long and short positions. Profitability requires this spread to exceed transaction costs.</text:p>
        </text:list-item>
        <text:list-item>
          <text:p text:style-name="P22">$$ \Delta P = P_{\text{short}} - P_{\text{long}} &gt; C_{\text{transaction}} $$ </text:p>
        </text:list-item>
      </text:list>
      <text:h text:style-name="P9" text:outline-level="3">Hedge Ratio (β or δ)</text:h>
      <text:list text:style-name="L25">
        <text:list-item>
          <text:p text:style-name="P21">The ratio of short to long positions, designed to make the portfolio market-neutral. For equities, it's often beta (β); for options, delta (δ).</text:p>
        </text:list-item>
        <text:list-item>
          <text:p text:style-name="P21">$$ \text{Portfolio Value} = N_{\text{long}} \cdot P_{\text{long}} - N_{\text{short}} \cdot P_{\text{short}} $$ </text:p>
        </text:list-item>
        <text:list-item>
          <text:p text:style-name="P21">The goal is to set \( N_{\text{short}} \) such that the portfolio's total value is insensitive to small movements in the underlying asset price.</text:p>
        </text:list-item>
      </text:list>
      <text:h text:style-name="P9" text:outline-level="3">Risk/Return Profile</text:h>
      <text:list text:style-name="L24">
        <text:list-item>
          <text:p text:style-name="P19">Arbitrage is not risk-free. The risk is the potential for the price difference to widen rather than converge. Calculating expected value:</text:p>
        </text:list-item>
        <text:list-item>
          <text:p text:style-name="P20">$$ EV = P_{\text{success}} \cdot (\text{Profit}) - P_{\text{failure}} \cdot (\text{Loss}) $$ </text:p>
        </text:list-item>
        <text:list-item>
          <text:p text:style-name="P38"><text:span text:style-name="Strong_20_Emphasis"><text:span text:style-name="T1">Pro Tip:</text:span></text:span><text:span text:style-name="T1"> Successful arbitrageurs don't just chase mispricings - they invest heavily in probability calculations. They ask: How likely is convergence? What are the catalysts? What happens in worst-case scenarios? </text:span></text:p>
        </text:list-item>
      </text:list>
      <text:p text:style-name="P30">Asset Equivalence </text:p>
      <text:list text:style-name="L23">
        <text:list-item>
          <text:p text:style-name="P37"><text:span text:style-name="Strong_20_Emphasis"><text:span text:style-name="T4">Payoff equivalence</text:span></text:span><text:span text:style-name="T4">: Two instruments must have identical (or highly correlated, hedgeable) payoffs over time.</text:span></text:p>
        </text:list-item>
        <text:list-item>
          <text:p text:style-name="P37"><text:soft-page-break/><text:span text:style-name="Strong_20_Emphasis"><text:span text:style-name="T4">Legal/economic fungibility</text:span></text:span><text:span text:style-name="T4">: Must be contractually enforceable (e.g., 1 share of stock on NYSE = 1 share of the same ISIN on LSE).</text:span></text:p>
        </text:list-item>
        <text:list-item>
          <text:p text:style-name="P37"><text:span text:style-name="Strong_20_Emphasis"><text:span text:style-name="T4">Convertibility</text:span></text:span><text:span text:style-name="T4">: If not identical, there must be a known, costed conversion (e.g., ADR ↔ underlying shares).</text:span></text:p>
        </text:list-item>
      </text:list>
      <text:h text:style-name="P6" text:outline-level="2"><text:span text:style-name="Strong_20_Emphasis">Market Access</text:span></text:h>
      <text:list text:style-name="L17">
        <text:list-item>
          <text:p text:style-name="P31"><text:span text:style-name="Strong_20_Emphasis">Execution venues</text:span>: You must be able to trade all legs of the arbitrage in the required markets.</text:p>
        </text:list-item>
        <text:list-item>
          <text:p text:style-name="P31"><text:span text:style-name="Strong_20_Emphasis">Cross-venue connectivity</text:span>: Low-latency links if multiple exchanges are involved.</text:p>
        </text:list-item>
        <text:list-item>
          <text:p text:style-name="P31"><text:span text:style-name="Strong_20_Emphasis">Regulatory permissions</text:span>: You may need licenses to access certain products or geographies.</text:p>
        </text:list-item>
      </text:list>
      <text:p text:style-name="Text_20_body">If you can’t physically (or legally) access the market, no trade is possible.</text:p>
      <text:h text:style-name="Heading_20_2" text:outline-level="2"><text:span text:style-name="Strong_20_Emphasis">Timing &amp; Synchronization</text:span></text:h>
      <text:list text:style-name="L18">
        <text:list-item>
          <text:p text:style-name="P32"><text:span text:style-name="Strong_20_Emphasis">Trade simultaneity</text:span>: You need to enter all legs quickly enough to avoid price drift.</text:p>
        </text:list-item>
        <text:list-item>
          <text:p text:style-name="P32"><text:span text:style-name="Strong_20_Emphasis">Latency management</text:span>: Hardware, co-location, and order routing speed matter in tight markets.</text:p>
        </text:list-item>
        <text:list-item>
          <text:p text:style-name="P32"><text:span text:style-name="Strong_20_Emphasis">Settlement timing</text:span>: If legs settle on different dates, funding gaps and interim risks appear.</text:p>
        </text:list-item>
      </text:list>
      <text:p text:style-name="Text_20_body">This is where the theory’s “instant” execution assumption meets the reality of milliseconds. <text:span text:style-name="T2">This is where algorithmic trading and high-frequency traders prevail.</text:span></text:p>
      <text:h text:style-name="Heading_20_2" text:outline-level="2"><text:span text:style-name="Strong_20_Emphasis">Funding &amp; Carry Mechanics</text:span></text:h>
      <text:list text:style-name="L19">
        <text:list-item>
          <text:p text:style-name="P33"><text:span text:style-name="Strong_20_Emphasis">Capital requirement</text:span>: Margin or collateral for both legs.</text:p>
        </text:list-item>
        <text:list-item>
          <text:p text:style-name="P33"><text:span text:style-name="Strong_20_Emphasis">Financing rates</text:span>: Repo, securities lending, or FX swap costs if borrowing assets or currency.</text:p>
        </text:list-item>
        <text:list-item>
          <text:p text:style-name="P33"><text:span text:style-name="Strong_20_Emphasis">Cash flow mismatches</text:span>: Interim interest, dividends, or coupon payments must be hedged or accounted for.</text:p>
        </text:list-item>
      </text:list>
      <text:p text:style-name="Text_20_body">Funding costs can flip an apparent arbitrage into a loss-maker.</text:p>
      <text:h text:style-name="Heading_20_2" text:outline-level="2"><text:span text:style-name="Strong_20_Emphasis">Counterparty &amp; Operational Risk Control</text:span></text:h>
      <text:list text:style-name="L20">
        <text:list-item>
          <text:p text:style-name="P34"><text:span text:style-name="Strong_20_Emphasis">Default risk</text:span>: Even in “risk-free” trades, a counterparty failure can destroy the trade.</text:p>
        </text:list-item>
        <text:list-item>
          <text:p text:style-name="P34"><text:span text:style-name="Strong_20_Emphasis">Clearing &amp; settlement risk</text:span>: Delivery failure or mismatch can leave you unhedged.</text:p>
        </text:list-item>
        <text:list-item>
          <text:p text:style-name="P34"><text:soft-page-break/><text:span text:style-name="Strong_20_Emphasis">Operational robustness</text:span>: Automation, failover systems, and error-checking matter when trades are fast and multi-legged.</text:p>
        </text:list-item>
      </text:list>
      <text:h text:style-name="Heading_20_2" text:outline-level="2"><text:span text:style-name="Strong_20_Emphasis">Market Microstructure Fit</text:span></text:h>
      <text:list text:style-name="L21">
        <text:list-item>
          <text:p text:style-name="P35"><text:span text:style-name="Strong_20_Emphasis">Liquidity depth</text:span>: Enough volume at your target prices without excessive impact.</text:p>
        </text:list-item>
        <text:list-item>
          <text:p text:style-name="P35"><text:span text:style-name="Strong_20_Emphasis">Order book shape</text:span>: Multiple levels, not just top-of-book, if trade size is large.</text:p>
        </text:list-item>
        <text:list-item>
          <text:p text:style-name="P35"><text:span text:style-name="Strong_20_Emphasis">Bid–ask spread</text:span>: Determines the “friction threshold” for profit.</text:p>
        </text:list-item>
      </text:list>
      <text:h text:style-name="Heading_20_2" text:outline-level="2"><text:span text:style-name="Strong_20_Emphasis">Information Edge</text:span></text:h>
      <text:list text:style-name="L22">
        <text:list-item>
          <text:p text:style-name="P36"><text:span text:style-name="Strong_20_Emphasis">Price discovery speed</text:span>: Faster reaction to news, cross-asset correlations, or order flow.</text:p>
        </text:list-item>
        <text:list-item>
          <text:p text:style-name="P36"><text:span text:style-name="Strong_20_Emphasis">Model accuracy</text:span>: In synthetic arbitrage (like options), a better valuation model spots mispricings others miss.</text:p>
        </text:list-item>
        <text:list-item>
          <text:p text:style-name="P36"><text:span text:style-name="Strong_20_Emphasis">Data quality</text:span>: Clean, real-time prices without stale or bad ticks.</text:p>
        </text:list-item>
      </text:list>
      <text:h text:style-name="P5" text:outline-level="2"><text:span text:style-name="T1">Who Wins, Where, When, and How</text:span></text:h>
      <text:h text:style-name="Heading_20_2" text:outline-level="2"><text:span text:style-name="Strong_20_Emphasis"><text:span text:style-name="T1">Who Usually Wins?</text:span></text:span></text:h>
      <text:p text:style-name="Text_20_body">Modern arbitrage is less about a guy with a calculator and more about a global arms race in speed, capital, and intellect. The winners are <text:span text:style-name="Strong_20_Emphasis">specialized, highly resourced institutions</text:span> that can identify, execute, and close opportunities before the rest of the market even notices.</text:p>
      <text:h text:style-name="Heading_20_3" text:outline-level="3"><text:span text:style-name="Strong_20_Emphasis">Lightning-Speed Technology</text:span></text:h>
      <text:list text:style-name="L27">
        <text:list-item>
          <text:p text:style-name="P39"><text:span text:style-name="Strong_20_Emphasis">Execution in microseconds</text:span>: High-frequency trading (HFT) firms invest millions in microwave towers, undersea cables, and co-location servers placed right next to exchange engines.</text:p>
        </text:list-item>
        <text:list-item>
          <text:p text:style-name="P39"><text:span text:style-name="Strong_20_Emphasis">Smart order routing</text:span>: Algorithms decide <text:span text:style-name="Emphasis">where</text:span> and <text:span text:style-name="Emphasis">how much</text:span> to trade in real-time, minimizing market impact.</text:p>
        </text:list-item>
        <text:list-item>
          <text:p text:style-name="P39"><text:span text:style-name="Strong_20_Emphasis">Latency advantage</text:span>: In a market where prices update thousands of times per second, even a 1-millisecond lead can be the difference between locking in a risk-free profit or missing it entirely.</text:p>
        </text:list-item>
      </text:list>
      <text:h text:style-name="Heading_20_3" text:outline-level="3"><text:soft-page-break/><text:span text:style-name="Strong_20_Emphasis">Deep Pockets</text:span></text:h>
      <text:list text:style-name="L28">
        <text:list-item>
          <text:p text:style-name="P40"><text:span text:style-name="Strong_20_Emphasis">Capital cushions</text:span>: True arbitrage often involves moving huge positions to capture small per-unit spreads. Without big capital, profits are eaten by costs.</text:p>
        </text:list-item>
        <text:list-item>
          <text:p text:style-name="P40"><text:span text:style-name="Strong_20_Emphasis">Balance sheet strength</text:span>: Allows holding large hedge positions even when markets temporarily move against you.</text:p>
        </text:list-item>
        <text:list-item>
          <text:p text:style-name="P40"><text:span text:style-name="Strong_20_Emphasis">Credit lines &amp; collateral</text:span>: Access to cheap financing and preferential margin terms lets elite players run more trades simultaneously.</text:p>
        </text:list-item>
      </text:list>
      <text:h text:style-name="Heading_20_3" text:outline-level="3"><text:span text:style-name="Strong_20_Emphasis">PhD-Powered Teams</text:span></text:h>
      <text:list text:style-name="L29">
        <text:list-item>
          <text:p text:style-name="P41"><text:span text:style-name="Strong_20_Emphasis">Interdisciplinary expertise</text:span>: Mathematicians, physicists, and computer scientists design sophisticated models to detect mispricings invisible to human eyes.</text:p>
        </text:list-item>
        <text:list-item>
          <text:p text:style-name="P41"><text:span text:style-name="Strong_20_Emphasis">Model variety</text:span>: From stochastic calculus to machine learning, each strategy is tuned for specific market microstructures.</text:p>
        </text:list-item>
        <text:list-item>
          <text:p text:style-name="P41"><text:span text:style-name="Strong_20_Emphasis">Backtesting at scale</text:span>: Billions of simulated trades test the robustness of a strategy before real money is committed.</text:p>
        </text:list-item>
      </text:list>
      <text:h text:style-name="Heading_20_3" text:outline-level="3"><text:span text:style-name="Strong_20_Emphasis">Regulatory Expertise</text:span></text:h>
      <text:list text:style-name="L30">
        <text:list-item>
          <text:p text:style-name="P42"><text:span text:style-name="Strong_20_Emphasis">Global compliance</text:span>: Arbitrage across borders involves different tax rules, short-selling restrictions, settlement cycles, and reporting standards.</text:p>
        </text:list-item>
        <text:list-item>
          <text:p text:style-name="P42"><text:span text:style-name="Strong_20_Emphasis">Regulatory arbitrage</text:span>: Understanding how differences in rules create exploitable pricing gaps — and doing so within the law.</text:p>
        </text:list-item>
        <text:list-item>
          <text:p text:style-name="P42"><text:span text:style-name="Strong_20_Emphasis">Licensing &amp; market access</text:span>: Not every player can access all exchanges or trade certain instruments; top firms secure the widest footprint.</text:p>
        </text:list-item>
      </text:list>
      <text:h text:style-name="Heading_20_3" text:outline-level="3"><text:span text:style-name="Strong_20_Emphasis">The Bottom Line</text:span></text:h>
      <text:p text:style-name="Text_20_body">In today’s markets, arbitrage is less about spotting the gap and more about <text:span text:style-name="Strong_20_Emphasis">being the fastest, the smartest, and the most resourced player in the room</text:span>. The gap might exist for milliseconds, but the elite few are ready — with technology humming, capital primed, and models locked — to pounce before anyone else can even click “Buy.”</text:p>
      <text:h text:style-name="Heading_20_2" text:outline-level="2"><text:span text:style-name="Strong_20_Emphasis"><text:span text:style-name="T1">Where?</text:span></text:span></text:h>
      <text:p text:style-name="Text_20_body">Arbitrage opportunities aren’t disappearing — they’re <text:span text:style-name="Strong_20_Emphasis">migrating</text:span>. As traditional price gaps in simple cash markets get arbitraged away instantly, the action has moved to <text:span text:style-name="Strong_20_Emphasis">more complex, less transparent corners of finance</text:span> where information is uneven and valuation is trickier.</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text:span text:style-name="Strong_20_Emphasis">Market Segment</text:span></text:p>
            </table:table-cell>
            <table:table-cell table:style-name="Table1.A1" office:value-type="string">
              <text:p text:style-name="Table_20_Heading"><text:span text:style-name="Strong_20_Emphasis">Opportunity Type</text:span></text:p>
            </table:table-cell>
            <table:table-cell table:style-name="Table1.A1" office:value-type="string">
              <text:p text:style-name="Table_20_Heading"><text:span text:style-name="Strong_20_Emphasis">Example</text:span></text:p>
            </table:table-cell>
          </table:table-row>
        </table:table-header-rows>
        <table:table-row>
          <table:table-cell table:style-name="Table1.A1" office:value-type="string">
            <text:p text:style-name="Table_20_Contents"><text:span text:style-name="Strong_20_Emphasis">Emerging Markets</text:span></text:p>
          </table:table-cell>
          <table:table-cell table:style-name="Table1.A1" office:value-type="string">
            <text:p text:style-name="Table_20_Contents">Information asymmetries</text:p>
          </table:table-cell>
          <table:table-cell table:style-name="Table1.A1" office:value-type="string">
            <text:p text:style-name="Table_20_Contents">A bond traded onshore in local currency vs. offshore as a GDR (Global Depositary Receipt) with delayed price updates.</text:p>
          </table:table-cell>
        </table:table-row>
        <table:table-row>
          <table:table-cell table:style-name="Table1.A1" office:value-type="string">
            <text:p text:style-name="Table_20_Contents"><text:span text:style-name="Strong_20_Emphasis">Derivatives Markets</text:span></text:p>
          </table:table-cell>
          <table:table-cell table:style-name="Table1.A1" office:value-type="string">
            <text:p text:style-name="Table_20_Contents">Pricing inefficiencies</text:p>
          </table:table-cell>
          <table:table-cell table:style-name="Table1.A1" office:value-type="string">
            <text:p text:style-name="Table_20_Contents">Misalignment between option implied volatilities and the underlying futures curve after sudden volatility shocks.</text:p>
          </table:table-cell>
        </table:table-row>
        <table:table-row>
          <table:table-cell table:style-name="Table1.A1" office:value-type="string">
            <text:p text:style-name="Table_20_Contents"><text:span text:style-name="Strong_20_Emphasis">Cryptocurrency</text:span></text:p>
          </table:table-cell>
          <table:table-cell table:style-name="Table1.A1" office:value-type="string">
            <text:p text:style-name="Table_20_Contents">Exchange rate differences</text:p>
          </table:table-cell>
          <table:table-cell table:style-name="Table1.A1" office:value-type="string">
            <text:p text:style-name="Table_20_Contents">Bitcoin priced at $29,850 on one exchange and $29,920 on another due to fiat on/off-ramp frictions.</text:p>
          </table:table-cell>
        </table:table-row>
        <table:table-row>
          <table:table-cell table:style-name="Table1.A1" office:value-type="string">
            <text:p text:style-name="Table_20_Contents"><text:span text:style-name="Strong_20_Emphasis">Structured Products</text:span></text:p>
          </table:table-cell>
          <table:table-cell table:style-name="Table1.A1" office:value-type="string">
            <text:p text:style-name="Table_20_Contents">Complex valuation errors</text:p>
          </table:table-cell>
          <table:table-cell table:style-name="Table1.A1" office:value-type="string">
            <text:p text:style-name="Table_20_Contents">Retail-structured note mispriced because its embedded barrier option is modeled with outdated volatility data.</text:p>
          </table:table-cell>
        </table:table-row>
      </table:table>
      <text:h text:style-name="Heading_20_2" text:outline-level="2"><text:span text:style-name="Strong_20_Emphasis">When?</text:span></text:h>
      <text:p text:style-name="Text_20_body">Opportunities tend to <text:span text:style-name="Strong_20_Emphasis">spike</text:span> during moments when markets are <text:span text:style-name="Emphasis">not</text:span> in a smooth equilibrium — when fear, surprise, or rule changes temporarily break pricing linkages.</text:p>
      <text:list text:style-name="L31">
        <text:list-item>
          <text:p text:style-name="P43"><text:span text:style-name="Strong_20_Emphasis">Market Stress</text:span> – In 2008 and March 2020, panic selling in ETFs briefly pushed their prices far below the net asset value of their underlying baskets.</text:p>
        </text:list-item>
        <text:list-item>
          <text:p text:style-name="P43"><text:span text:style-name="Strong_20_Emphasis">Information Events</text:span> – A merger announcement can cause the target’s stock to lag the takeover premium for minutes or hours while investors digest the news.</text:p>
        </text:list-item>
        <text:list-item>
          <text:p text:style-name="P43"><text:span text:style-name="Strong_20_Emphasis">Regulatory Shifts</text:span> – Sudden changes in short-selling restrictions, tax treatments, or capital rules can create cross-market dislocations that last days or weeks.</text:p>
        </text:list-item>
      </text:list>
      <text:h text:style-name="Heading_20_2" text:outline-level="2"><text:span text:style-name="Strong_20_Emphasis">How?</text:span></text:h>
      <text:p text:style-name="Text_20_body">Winning arbitrage in modern markets is rarely about just “buy cheap, sell expensive.” It’s about <text:span text:style-name="Strong_20_Emphasis">stacking multiple competitive advantages</text:span> into a coherent playbook.</text:p>
      <text:list text:style-name="L32">
        <text:list-item>
          <text:p text:style-name="P44"><text:span text:style-name="Strong_20_Emphasis">Quantitative Analysis</text:span> – Crunch terabytes of tick data to detect patterns that human eyes would miss. For example, spotting that a certain ADR lags its home listing by 200 milliseconds during high volatility.</text:p>
        </text:list-item>
        <text:list-item>
          <text:p text:style-name="P44"><text:span text:style-name="Strong_20_Emphasis">High-Speed Execution</text:span> – Having the order in the market <text:span text:style-name="Emphasis">before</text:span> competitors even <text:soft-page-break/>see the opportunity. This might involve co-locating servers next to exchange gateways or using microwave relays to shave microseconds off trade times.</text:p>
        </text:list-item>
        <text:list-item>
          <text:p text:style-name="P44"><text:span text:style-name="Strong_20_Emphasis">Domain Expertise</text:span> – Knowing the quirks of each market: how settlement works in emerging market FX, how implied repo is embedded in bond futures pricing, or how weekend gaps affect crypto order books.</text:p>
        </text:list-item>
        <text:list-item>
          <text:p text:style-name="P44"><text:span text:style-name="Strong_20_Emphasis">Rigorous Risk Management</text:span> – Arbitrage is only “risk-free” in textbooks; in reality, liquidity gaps, operational errors, or counterparty failures can destroy the trade. Top players continuously monitor exposures and run stress tests.</text:p>
        </text:list-item>
      </text:list>
      <text:p text:style-name="Text_20_body"><text:span text:style-name="T1"/></text:p>
      <text:h text:style-name="P2" text:outline-level="1"><text:span text:style-name="Strong_20_Emphasis">Arbitrage Strategies: From Playbook to Battlefield</text:span></text:h>
      <text:h text:style-name="Heading_20_2" text:outline-level="2"><text:span text:style-name="Strong_20_Emphasis">1. Merger Arbitrage</text:span></text:h>
      <text:p text:style-name="Text_20_body"><text:span text:style-name="Strong_20_Emphasis">Logic</text:span>: Buy the target company’s shares at the current market price, short the acquirer’s shares (if stock is part of the payment), and profit if/when the deal closes at the agreed terms.</text:p>
      <text:p text:style-name="Text_20_body"><text:span text:style-name="Strong_20_Emphasis">Payoff Formula</text:span>:</text:p>
      <text:p text:style-name="Text_20_body">Payoff=(Offer Price−Current Price)×Shares\text{Payoff} = (\text{Offer Price} - \text{Current Price}) \times \text{Shares}Payoff=(Offer Price−Current Price)×Shares </text:p>
      <text:p text:style-name="Text_20_body"><text:span text:style-name="Strong_20_Emphasis">Sample Term Sheet Extract</text:span> (Target: XYZ Corp; Acquirer: ABC Inc.)</text:p>
      <table:table table:name="Table2" table:style-name="Table2">
        <table:table-column table:style-name="Table2.A"/>
        <table:table-column table:style-name="Table2.B"/>
        <table:table-header-rows>
          <table:table-row>
            <table:table-cell table:style-name="Table2.A1" office:value-type="string">
              <text:p text:style-name="Table_20_Heading">Term</text:p>
            </table:table-cell>
            <table:table-cell table:style-name="Table2.A1" office:value-type="string">
              <text:p text:style-name="Table_20_Heading">Detail</text:p>
            </table:table-cell>
          </table:table-row>
        </table:table-header-rows>
        <table:table-row>
          <table:table-cell table:style-name="Table2.A1" office:value-type="string">
            <text:p text:style-name="Table_20_Contents">Offer Type</text:p>
          </table:table-cell>
          <table:table-cell table:style-name="Table2.A1" office:value-type="string">
            <text:p text:style-name="Table_20_Contents">Cash + Stock</text:p>
          </table:table-cell>
        </table:table-row>
        <table:table-row>
          <table:table-cell table:style-name="Table2.A1" office:value-type="string">
            <text:p text:style-name="Table_20_Contents">Cash per share</text:p>
          </table:table-cell>
          <table:table-cell table:style-name="Table2.A1" office:value-type="string">
            <text:p text:style-name="Table_20_Contents">USD 15.00</text:p>
          </table:table-cell>
        </table:table-row>
        <table:table-row>
          <table:table-cell table:style-name="Table2.A1" office:value-type="string">
            <text:p text:style-name="Table_20_Contents">Stock component</text:p>
          </table:table-cell>
          <table:table-cell table:style-name="Table2.A1" office:value-type="string">
            <text:p text:style-name="Table_20_Contents">0.5 ABC shares per XYZ share</text:p>
          </table:table-cell>
        </table:table-row>
        <table:table-row>
          <table:table-cell table:style-name="Table2.A1" office:value-type="string">
            <text:p text:style-name="Table_20_Contents">Expected close</text:p>
          </table:table-cell>
          <table:table-cell table:style-name="Table2.A1" office:value-type="string">
            <text:p text:style-name="Table_20_Contents">6 months</text:p>
          </table:table-cell>
        </table:table-row>
        <table:table-row>
          <table:table-cell table:style-name="Table2.A1" office:value-type="string">
            <text:p text:style-name="Table_20_Contents">Conditions</text:p>
          </table:table-cell>
          <table:table-cell table:style-name="Table2.A1" office:value-type="string">
            <text:p text:style-name="Table_20_Contents">Antitrust approval, shareholder vote</text:p>
          </table:table-cell>
        </table:table-row>
      </table:table>
      <text:p text:style-name="Text_20_body"><text:span text:style-name="Strong_20_Emphasis">Real World Example</text:span>: <text:span text:style-name="Emphasis">Disney–Fox (2019)</text:span><text:line-break/>Disney acquired most of 21st Century Fox for $71.3B. Arbitrageurs:</text:p>
      <text:list text:style-name="L33">
        <text:list-item>
          <text:p text:style-name="P45">Bought Fox shares when they traded at a discount to Disney’s offer.</text:p>
        </text:list-item>
        <text:list-item>
          <text:p text:style-name="P45">Modeled regulatory risk (U.S., EU, China approvals).</text:p>
        </text:list-item>
        <text:list-item>
          <text:p text:style-name="P45">Managed position sizing to survive if approval was delayed.</text:p>
        </text:list-item>
      </text:list>
      <text:p text:style-name="Text_20_body"><text:soft-page-break/><text:span text:style-name="Strong_20_Emphasis">Who Won?</text:span></text:p>
      <text:list text:style-name="L34">
        <text:list-item>
          <text:p text:style-name="P46">Funds like Elliott Management earned high single-digit returns in months.</text:p>
        </text:list-item>
        <text:list-item>
          <text:p text:style-name="P46">Retail traders with slow reaction speed generally missed the entry window.</text:p>
        </text:list-item>
      </text:list>
      <text:p text:style-name="Text_20_body"><text:span text:style-name="Strong_20_Emphasis">When It Breaks</text:span>:<text:line-break/>If the deal fails (e.g., <text:span text:style-name="Emphasis">AT&amp;T–T-Mobile 2011</text:span>), target stock can drop 20–50% instantly, crushing the arbitrage position.</text:p>
      <text:h text:style-name="Heading_20_2" text:outline-level="2"><text:span text:style-name="Strong_20_Emphasis">2. Convertible Arbitrage</text:span></text:h>
      <text:p text:style-name="Text_20_body"><text:span text:style-name="Strong_20_Emphasis">Logic</text:span>: Buy a convertible bond (fixed coupon + option to convert to stock) and short the stock to hedge equity risk. Earn:</text:p>
      <text:list text:style-name="L35">
        <text:list-item>
          <text:p text:style-name="P47">Bond coupon</text:p>
        </text:list-item>
        <text:list-item>
          <text:p text:style-name="P47">Option mispricing</text:p>
        </text:list-item>
        <text:list-item>
          <text:p text:style-name="P47">Mean reversion in credit spreads</text:p>
        </text:list-item>
      </text:list>
      <text:p text:style-name="Text_20_body"><text:span text:style-name="Strong_20_Emphasis">Profit Formula</text:span>:</text:p>
      <text:p text:style-name="Text_20_body">Profit=Bond Return−Equity Hedge Cost\text{Profit} = \text{Bond Return} - \text{Equity Hedge Cost}Profit=Bond Return−Equity Hedge Cost </text:p>
      <text:p text:style-name="Text_20_body"><text:span text:style-name="Strong_20_Emphasis">Sample Term Sheet Extract</text:span> (Convertible Bond)</text:p>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tail</text:p>
            </table:table-cell>
          </table:table-row>
        </table:table-header-rows>
        <table:table-row>
          <table:table-cell table:style-name="Table3.A1" office:value-type="string">
            <text:p text:style-name="Table_20_Contents">Issuer</text:p>
          </table:table-cell>
          <table:table-cell table:style-name="Table3.A1" office:value-type="string">
            <text:p text:style-name="Table_20_Contents">TechCorp Inc.</text:p>
          </table:table-cell>
        </table:table-row>
        <table:table-row>
          <table:table-cell table:style-name="Table3.A1" office:value-type="string">
            <text:p text:style-name="Table_20_Contents">Coupon</text:p>
          </table:table-cell>
          <table:table-cell table:style-name="Table3.A1" office:value-type="string">
            <text:p text:style-name="Table_20_Contents">2.0% p.a.</text:p>
          </table:table-cell>
        </table:table-row>
        <table:table-row>
          <table:table-cell table:style-name="Table3.A1" office:value-type="string">
            <text:p text:style-name="Table_20_Contents">Conversion ratio</text:p>
          </table:table-cell>
          <table:table-cell table:style-name="Table3.A1" office:value-type="string">
            <text:p text:style-name="Table_20_Contents">25 shares per bond</text:p>
          </table:table-cell>
        </table:table-row>
        <table:table-row>
          <table:table-cell table:style-name="Table3.A1" office:value-type="string">
            <text:p text:style-name="Table_20_Contents">Maturity</text:p>
          </table:table-cell>
          <table:table-cell table:style-name="Table3.A1" office:value-type="string">
            <text:p text:style-name="Table_20_Contents">5 years</text:p>
          </table:table-cell>
        </table:table-row>
        <table:table-row>
          <table:table-cell table:style-name="Table3.A1" office:value-type="string">
            <text:p text:style-name="Table_20_Contents">Call protection</text:p>
          </table:table-cell>
          <table:table-cell table:style-name="Table3.A1" office:value-type="string">
            <text:p text:style-name="Table_20_Contents">2 years</text:p>
          </table:table-cell>
        </table:table-row>
      </table:table>
      <text:p text:style-name="Text_20_body"><text:span text:style-name="Strong_20_Emphasis">Real World Example</text:span>: <text:span text:style-name="Emphasis">2005–2007 Hedge Fund Boom</text:span><text:line-break/>Funds like Citadel and DE Shaw ran $10B+ in convertible arbitrage books, exploiting low-volatility environments and cheap credit.</text:p>
      <text:p text:style-name="Text_20_body"><text:span text:style-name="Strong_20_Emphasis">Who Won?</text:span></text:p>
      <text:list text:style-name="L36">
        <text:list-item>
          <text:p text:style-name="P48">Highly leveraged hedge funds printing steady returns pre-2008.</text:p>
        </text:list-item>
      </text:list>
      <text:p text:style-name="Text_20_body"><text:span text:style-name="Strong_20_Emphasis">When It Broke</text:span>:<text:line-break/>In 2008, credit markets froze, liquidity in convertibles evaporated, and stock borrow costs spiked — many “market-neutral” funds lost 20–40% in weeks.</text:p>
      <text:h text:style-name="Heading_20_2" text:outline-level="2"><text:soft-page-break/><text:span text:style-name="Strong_20_Emphasis">3. Statistical Arbitrage (StatArb)</text:span></text:h>
      <text:p text:style-name="Text_20_body"><text:span text:style-name="Strong_20_Emphasis">Logic</text:span>: Use quantitative models to find price relationships (often between related securities), then bet on mean reversion.</text:p>
      <text:p text:style-name="Text_20_body"><text:span text:style-name="Strong_20_Emphasis">Core Model</text:span>:</text:p>
      <text:p text:style-name="Text_20_body">Yt=α+βXt+ϵtY_t = \alpha + \beta X_t + \epsilon_tYt​=α+βXt​+ϵt​ </text:p>
      <text:p text:style-name="Text_20_body">Trade when ϵt\epsilon_tϵt​ deviates significantly from zero.</text:p>
      <text:p text:style-name="Text_20_body"><text:span text:style-name="Strong_20_Emphasis">Real World Example</text:span>: <text:span text:style-name="Emphasis">Morgan Stanley Pairs Desk (1990s)</text:span></text:p>
      <text:list text:style-name="L37">
        <text:list-item>
          <text:p text:style-name="P49">Paired airline stocks with high correlation (e.g., DAL vs. UAL).</text:p>
        </text:list-item>
        <text:list-item>
          <text:p text:style-name="P49">Used cointegration to predict spread reversion.</text:p>
        </text:list-item>
        <text:list-item>
          <text:p text:style-name="P49">Delivered double-digit annual returns… until the 2007 “Quant Meltdown” saw simultaneous losses across most statarb strategies.</text:p>
        </text:list-item>
      </text:list>
      <text:p text:style-name="Text_20_body"><text:span text:style-name="Strong_20_Emphasis">Who Wins?</text:span></text:p>
      <text:list text:style-name="L38">
        <text:list-item>
          <text:p text:style-name="P50">Quant shops with deep data history and low-latency execution.</text:p>
        </text:list-item>
        <text:list-item>
          <text:p text:style-name="P50">Losers are often those who enter without understanding regime shifts (e.g., correlations breaking in crises).</text:p>
        </text:list-item>
      </text:list>
      <text:h text:style-name="Heading_20_2" text:outline-level="2"><text:span text:style-name="Strong_20_Emphasis">4. Fixed Income Arbitrage</text:span></text:h>
      <text:p text:style-name="Text_20_body"><text:span text:style-name="Strong_20_Emphasis">Logic</text:span>: Exploit yield curve or spread mispricings between bonds, swaps, and futures.</text:p>
      <text:p text:style-name="Text_20_body"><text:span text:style-name="Strong_20_Emphasis">Example Trade</text:span>: Buy a 10-year U.S. Treasury, short an interest rate swap of equal maturity (betting swap spread will narrow).</text:p>
      <text:p text:style-name="Text_20_body"><text:span text:style-name="Strong_20_Emphasis">Real World Example</text:span>: <text:span text:style-name="Emphasis">Long-Term Capital Management (LTCM, 1998)</text:span></text:p>
      <text:list text:style-name="L39">
        <text:list-item>
          <text:p text:style-name="P51">Profited for years from small spread convergence trades.</text:p>
        </text:list-item>
        <text:list-item>
          <text:p text:style-name="P51">Russia’s debt default triggered a global flight to quality → spreads widened instead of narrowing → LTCM lost $4.6B and almost took down the financial system.</text:p>
        </text:list-item>
      </text:list>
      <text:p text:style-name="Text_20_body"><text:span text:style-name="Strong_20_Emphasis">Who Wins?</text:span></text:p>
      <text:list text:style-name="L40">
        <text:list-item>
          <text:p text:style-name="P52">Well-capitalized desks with patience and funding lines.</text:p>
        </text:list-item>
        <text:list-item>
          <text:p text:style-name="P52">Under-capitalized players get margin-called before convergence.</text:p>
        </text:list-item>
      </text:list>
      <text:h text:style-name="Heading_20_2" text:outline-level="2"><text:span text:style-name="Strong_20_Emphasis">5. Volatility Arbitrage</text:span></text:h>
      <text:p text:style-name="Text_20_body"><text:span text:style-name="Strong_20_Emphasis">Logic</text:span>: Compare implied volatility (from option prices) to expected future realized volatility.</text:p>
      <text:p text:style-name="Text_20_body"><text:span text:style-name="Strong_20_Emphasis">Variance Swap Payoff</text:span>:</text:p>
      <text:p text:style-name="Text_20_body"><text:soft-page-break/>Payoff=N×252T∫0T(σt2−σimplied2) dt\text{Payoff} = N \times \frac{252}{T} \int_0^T (\sigma_t^2 - \sigma_{\text{implied}}^2) \, dtPayoff=N×T252​∫0T​(σt2​−σimplied2​)dt </text:p>
      <text:p text:style-name="Text_20_body"><text:span text:style-name="Strong_20_Emphasis">Real World Example</text:span>: <text:span text:style-name="Emphasis">COVID Crash (March 2020)</text:span></text:p>
      <text:list text:style-name="L41">
        <text:list-item>
          <text:p text:style-name="P53">Implied vols on S&amp;P 500 options were in the 20–30% range.</text:p>
        </text:list-item>
        <text:list-item>
          <text:p text:style-name="P53">Realized vols exploded to 80%+.</text:p>
        </text:list-item>
        <text:list-item>
          <text:p text:style-name="P53">Funds long variance (e.g., tail-risk hedgers) made 10×–20× returns.</text:p>
        </text:list-item>
      </text:list>
      <text:p text:style-name="Text_20_body"><text:span text:style-name="Strong_20_Emphasis">When It Breaks</text:span>:</text:p>
      <text:list text:style-name="L42">
        <text:list-item>
          <text:p text:style-name="P54">Selling vol works well… until a crash wipes out years of gains overnight (<text:span text:style-name="Emphasis">2018 Volmageddon</text:span>, XIV ETN collapse).</text:p>
        </text:list-item>
      </text:list>
      <text:h text:style-name="Heading_20_2" text:outline-level="2"><text:span text:style-name="Strong_20_Emphasis">6. Index Arbitrage</text:span></text:h>
      <text:p text:style-name="Text_20_body"><text:span text:style-name="Strong_20_Emphasis">Logic</text:span>: Arbitrage between an index’s spot value (from underlying stocks) and its futures or ETF price.</text:p>
      <text:p text:style-name="Text_20_body"><text:span text:style-name="Strong_20_Emphasis">Real World Example</text:span>:</text:p>
      <text:list text:style-name="L43">
        <text:list-item>
          <text:p text:style-name="P55">In March 2020, SPY ETF traded at a discount to its underlying basket due to ETF redemption lags.</text:p>
        </text:list-item>
        <text:list-item>
          <text:p text:style-name="P55">HFT firms bought SPY, sold basket → arbitraged gap in minutes.</text:p>
        </text:list-item>
      </text:list>
      <text:h text:style-name="Heading_20_2" text:outline-level="2"><text:span text:style-name="Strong_20_Emphasis">WHO / WHEN / HOW – Archetype Map</text:span></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Archetype</text:p>
            </table:table-cell>
            <table:table-cell table:style-name="Table4.A1" office:value-type="string">
              <text:p text:style-name="Table_20_Heading">Capital</text:p>
            </table:table-cell>
            <table:table-cell table:style-name="Table4.A1" office:value-type="string">
              <text:p text:style-name="Table_20_Heading">Edge</text:p>
            </table:table-cell>
            <table:table-cell table:style-name="Table4.A1" office:value-type="string">
              <text:p text:style-name="Table_20_Heading">Example Win</text:p>
            </table:table-cell>
            <table:table-cell table:style-name="Table4.A1" office:value-type="string">
              <text:p text:style-name="Table_20_Heading">Example Loss</text:p>
            </table:table-cell>
          </table:table-row>
        </table:table-header-rows>
        <table:table-row>
          <table:table-cell table:style-name="Table4.A1" office:value-type="string">
            <text:p text:style-name="Table_20_Contents">HFT Firm</text:p>
          </table:table-cell>
          <table:table-cell table:style-name="Table4.A1" office:value-type="string">
            <text:p text:style-name="Table_20_Contents">$500M+</text:p>
          </table:table-cell>
          <table:table-cell table:style-name="Table4.A1" office:value-type="string">
            <text:p text:style-name="Table_20_Contents">Microsecond speed</text:p>
          </table:table-cell>
          <table:table-cell table:style-name="Table4.A1" office:value-type="string">
            <text:p text:style-name="Table_20_Contents">ETF NAV gaps (2020)</text:p>
          </table:table-cell>
          <table:table-cell table:style-name="Table4.A1" office:value-type="string">
            <text:p text:style-name="Table_20_Contents">Hardware outage during news spike</text:p>
          </table:table-cell>
        </table:table-row>
        <table:table-row>
          <table:table-cell table:style-name="Table4.A1" office:value-type="string">
            <text:p text:style-name="Table_20_Contents">Hedge Fund</text:p>
          </table:table-cell>
          <table:table-cell table:style-name="Table4.A1" office:value-type="string">
            <text:p text:style-name="Table_20_Contents">$1B+</text:p>
          </table:table-cell>
          <table:table-cell table:style-name="Table4.A1" office:value-type="string">
            <text:p text:style-name="Table_20_Contents">Cross-asset models</text:p>
          </table:table-cell>
          <table:table-cell table:style-name="Table4.A1" office:value-type="string">
            <text:p text:style-name="Table_20_Contents">Disney–Fox merger arb</text:p>
          </table:table-cell>
          <table:table-cell table:style-name="Table4.A1" office:value-type="string">
            <text:p text:style-name="Table_20_Contents">Failed merger like GE–Honeywell</text:p>
          </table:table-cell>
        </table:table-row>
        <table:table-row>
          <table:table-cell table:style-name="Table4.A1" office:value-type="string">
            <text:p text:style-name="Table_20_Contents">Bank Prop Desk</text:p>
          </table:table-cell>
          <table:table-cell table:style-name="Table4.A1" office:value-type="string">
            <text:p text:style-name="Table_20_Contents">$10B+</text:p>
          </table:table-cell>
          <table:table-cell table:style-name="Table4.A1" office:value-type="string">
            <text:p text:style-name="Table_20_Contents">Balance sheet, derivatives</text:p>
          </table:table-cell>
          <table:table-cell table:style-name="Table4.A1" office:value-type="string">
            <text:p text:style-name="Table_20_Contents">Swap spread narrowing</text:p>
          </table:table-cell>
          <table:table-cell table:style-name="Table4.A1" office:value-type="string">
            <text:p text:style-name="Table_20_Contents">LTCM-style spread blowout</text:p>
          </table:table-cell>
        </table:table-row>
        <table:table-row>
          <table:table-cell table:style-name="Table4.A1" office:value-type="string">
            <text:p text:style-name="Table_20_Contents">Crypto Fund</text:p>
          </table:table-cell>
          <table:table-cell table:style-name="Table4.A1" office:value-type="string">
            <text:p text:style-name="Table_20_Contents">$50M+</text:p>
          </table:table-cell>
          <table:table-cell table:style-name="Table4.A1" office:value-type="string">
            <text:p text:style-name="Table_20_Contents">Cross-exchange latency</text:p>
          </table:table-cell>
          <table:table-cell table:style-name="Table4.A1" office:value-type="string">
            <text:p text:style-name="Table_20_Contents">BTC/KRW arbitrage in 2017</text:p>
          </table:table-cell>
          <table:table-cell table:style-name="Table4.A1" office:value-type="string">
            <text:p text:style-name="Table_20_Contents">Exchange hack / withdrawal freeze</text:p>
          </table:table-cell>
        </table:table-row>
      </table:table>
      <text:p text:style-name="P15"/>
      <text:h text:style-name="P8" text:outline-level="2"><text:soft-page-break/><text:span text:style-name="T5">Fancy some math? Here’s some accompanying algebra:<text:line-break/></text:span><text:span text:style-name="Strong_20_Emphasis">Core Arbitrage Payoff &amp; Hedge Math</text:span></text:h>
      <text:h text:style-name="Heading_20_3" text:outline-level="3"><text:span text:style-name="Strong_20_Emphasis">Forward–Spot Arbitrage</text:span></text:h>
      <text:p text:style-name="Text_20_body">If forward is overpriced:</text:p>
      <text:p text:style-name="Text_20_body">F0&gt;S0e(r−q)TF_0 &gt; S_0 e^{(r - q)T}F0​&gt;S0​e(r−q)T </text:p>
      <text:p text:style-name="Text_20_body"><text:span text:style-name="Strong_20_Emphasis">Strategy:</text:span> Short forward, long underlying, borrow at rrr.<text:line-break/>Payoff at TTT:</text:p>
      <text:p text:style-name="P11">Π(T)=F0−ST−Cost-of-Carry\Pi(T) = F_0 - S_T - \text{Cost-of-Carry}Π(T)=F0​−ST​−Cost-of-Carry </text:p>
      <text:h text:style-name="Heading_20_3" text:outline-level="3"><text:span text:style-name="Strong_20_Emphasis">Option–Synthetic Arbitrage</text:span></text:h>
      <text:p text:style-name="Text_20_body">Put–call parity for European options:</text:p>
      <text:p text:style-name="Text_20_body">C−P=S0−Ke−rTC - P = S_0 - K e^{-rT}C−P=S0​−Ke−rT </text:p>
      <text:p text:style-name="Text_20_body">If:</text:p>
      <text:p text:style-name="Text_20_body">C−P&gt;S0−Ke−rTC - P &gt; S_0 - K e^{-rT}C−P&gt;S0​−Ke−rT </text:p>
      <text:p text:style-name="Text_20_body"><text:span text:style-name="Strong_20_Emphasis">Strategy:</text:span> Short call, long put, long stock, short bond.</text:p>
      <text:p text:style-name="Text_20_body">Payoff at TTT from synthetic vs actual:</text:p>
      <text:p text:style-name="P11">Π(T)=[max⁡(ST−K,0)−max⁡(K−ST,0)]−(ST−K)&gt;0\Pi(T) = \big[ \max(S_T - K, 0) - \max(K - S_T, 0) \big] - (S_T - K) &gt; 0Π(T)=[max(ST​−K,0)−max(K−ST​,0)]−(ST​−K)&gt;0 </text:p>
      <text:h text:style-name="Heading_20_3" text:outline-level="3"><text:span text:style-name="Strong_20_Emphasis">Hedge Ratio</text:span></text:h>
      <text:p text:style-name="Text_20_body">For derivative VVV on asset SSS:</text:p>
      <text:p text:style-name="Text_20_body">Δ=∂V∂S\Delta = \frac{\partial V}{\partial S}Δ=∂S∂V​ </text:p>
      <text:p text:style-name="Text_20_body">In a 2-asset arbitrage:</text:p>
      <text:p text:style-name="Text_20_body">h=σAσBρABh = \frac{\sigma_A}{\sigma_B} \rho_{AB}h=σB​σA​​ρAB​ </text:p>
      <text:p text:style-name="Text_20_body">ensures hedge neutrality.</text:p>
      <text:h text:style-name="Heading_20_3" text:outline-level="3"><text:span text:style-name="Strong_20_Emphasis">Risk–Return Envelope</text:span></text:h>
      <text:p text:style-name="Text_20_body">Expected arbitrage profit with zero variance under perfect hedge:</text:p>
      <text:p text:style-name="Text_20_body">E[Π]&gt;0,Var[Π]≈0\mathbb{E}[\Pi] &gt; 0, \quad \text{Var}[\Pi] \approx 0E[Π]&gt;0,Var[Π]≈0 </text:p>
      <text:h text:style-name="P7" text:outline-level="2"><text:soft-page-break/>Of course, <text:span text:style-name="T2">this article is not only on arbitrage – which while is dominant as a strategy in many hedge funds, is clearly only one of many.</text:span></text:h>
      <text:h text:style-name="P4" text:outline-level="2"><text:span text:style-name="Strong_20_Emphasis">1. Volatility Strategies</text:span></text:h>
      <text:h text:style-name="Heading_20_3" text:outline-level="3"><text:span text:style-name="Strong_20_Emphasis">Straddles &amp; Strangles</text:span></text:h>
      <text:p text:style-name="Text_20_body"><text:span text:style-name="Strong_20_Emphasis">Logic</text:span>: Bet on large price movement, regardless of direction.</text:p>
      <text:list text:style-name="L44">
        <text:list-item>
          <text:p text:style-name="P56"><text:span text:style-name="Strong_20_Emphasis">Straddle</text:span>: Buy a call and a put with the same strike KKK.</text:p>
        </text:list-item>
        <text:list-item>
          <text:p text:style-name="P56"><text:span text:style-name="Strong_20_Emphasis">Strangle</text:span>: Buy a call and a put with different strikes KC&gt;KPK_C &gt; K_PKC​&gt;KP​.</text:p>
        </text:list-item>
      </text:list>
      <text:p text:style-name="Text_20_body"><text:span text:style-name="Strong_20_Emphasis">Payoff</text:span>:</text:p>
      <text:p text:style-name="Text_20_body">Payoff=max⁡(ST−KC,0)+max⁡(KP−ST,0)\text{Payoff} = \max(S_T - K_C, 0) + \max(K_P - S_T, 0)Payoff=max(ST​−KC​,0)+max(KP​−ST​,0) </text:p>
      <text:p text:style-name="Text_20_body"><text:span text:style-name="Strong_20_Emphasis">When to Use</text:span>: Ahead of high-impact events (earnings, FOMC meetings, regulatory rulings).</text:p>
      <text:p text:style-name="Text_20_body"><text:span text:style-name="Strong_20_Emphasis">Past Winner</text:span>:</text:p>
      <text:list text:style-name="L45">
        <text:list-item>
          <text:p text:style-name="P57"><text:span text:style-name="Strong_20_Emphasis">Brexit vote (2016)</text:span>: Traders who bought GBP/USD straddles profited hugely as GBP dropped &gt;10% overnight.<text:line-break/><text:span text:style-name="Strong_20_Emphasis">Past Disaster</text:span>:</text:p>
        </text:list-item>
        <text:list-item>
          <text:p text:style-name="P57">Buying straddles in low-vol environments without catalysts can bleed premium quickly.</text:p>
        </text:list-item>
      </text:list>
      <text:p text:style-name="Text_20_body"><text:span text:style-name="Strong_20_Emphasis">Fun Fact</text:span>: Some HFT firms delta-hedge straddles intraday to capture gamma scalping profits even if implied vol is flat.</text:p>
      <text:h text:style-name="Heading_20_3" text:outline-level="3"><text:span text:style-name="Strong_20_Emphasis">Variance Swaps</text:span></text:h>
      <text:p text:style-name="Text_20_body"><text:span text:style-name="Strong_20_Emphasis">Logic</text:span>: Pure exposure to realized volatility squared, no directional bias.</text:p>
      <text:p text:style-name="Text_20_body"><text:span text:style-name="Strong_20_Emphasis">Payoff</text:span>:</text:p>
      <text:p text:style-name="Text_20_body">Payoff=N⋅(σrealized2−σstrike2)\text{Payoff} = N \cdot (\sigma_{\text{realized}}^2 - \sigma_{\text{strike}}^2)Payoff=N⋅(σrealized2​−σstrike2​) </text:p>
      <text:p text:style-name="Text_20_body"><text:span text:style-name="Strong_20_Emphasis">When to Use</text:span>: For macro hedging (pre-crash) or post-event mean reversion.</text:p>
      <text:p text:style-name="Text_20_body"><text:span text:style-name="Strong_20_Emphasis">Past Winner</text:span>:</text:p>
      <text:list text:style-name="L46">
        <text:list-item>
          <text:p text:style-name="P58"><text:span text:style-name="Strong_20_Emphasis">COVID crash (March 2020)</text:span>: Tail-hedge funds like Universa and Capstone turned modest premia into &gt;3,000% gains.</text:p>
        </text:list-item>
      </text:list>
      <text:p text:style-name="Text_20_body"><text:span text:style-name="Strong_20_Emphasis">Scandal</text:span>:</text:p>
      <text:list text:style-name="L47">
        <text:list-item>
          <text:p text:style-name="P59"><text:soft-page-break/>In 2008, some banks allegedly mis-sold variance swaps to corporates without fully explaining convexity risk, leading to huge client losses.</text:p>
        </text:list-item>
      </text:list>
      <text:h text:style-name="Heading_20_3" text:outline-level="3"><text:span text:style-name="Strong_20_Emphasis">Dispersion Trading</text:span></text:h>
      <text:p text:style-name="Text_20_body"><text:span text:style-name="Strong_20_Emphasis">Logic</text:span>: Bet that average single-stock vol &gt; index vol.</text:p>
      <text:list text:style-name="L48">
        <text:list-item>
          <text:p text:style-name="P60">Often works because correlations spike in crises, but fall in calm periods.</text:p>
        </text:list-item>
      </text:list>
      <text:p text:style-name="Text_20_body"><text:span text:style-name="Strong_20_Emphasis">Payoff</text:span>:</text:p>
      <text:p text:style-name="Text_20_body">Payoff∝∑iσi2−σindex2\text{Payoff} \propto \sum_i \sigma_i^2 - \sigma_{\text{index}}^2Payoff∝i∑​σi2​−σindex2​ </text:p>
      <text:p text:style-name="Text_20_body"><text:span text:style-name="Strong_20_Emphasis">When to Use</text:span>: In stock-picking markets with sector rotation and low index correlation.</text:p>
      <text:p text:style-name="Text_20_body"><text:span text:style-name="Strong_20_Emphasis">Past Winner</text:span>:</text:p>
      <text:list text:style-name="L49">
        <text:list-item>
          <text:p text:style-name="P61"><text:span text:style-name="Strong_20_Emphasis">Tech vs. S&amp;P dispersion (2021)</text:span>: Single-name vol was rich while index vol stayed muted.</text:p>
        </text:list-item>
      </text:list>
      <text:h text:style-name="Heading_20_3" text:outline-level="3"><text:span text:style-name="Strong_20_Emphasis">Volatility Surface Trading</text:span></text:h>
      <text:p text:style-name="Text_20_body"><text:span text:style-name="Strong_20_Emphasis">Logic</text:span>: Exploit 3D vol surface mispricings (strike, maturity, skew).</text:p>
      <text:list text:style-name="L50">
        <text:list-item>
          <text:p text:style-name="P62">Example: Sell overpriced out-of-the-money puts, buy at-the-money calls.</text:p>
        </text:list-item>
      </text:list>
      <text:p text:style-name="Text_20_body"><text:span text:style-name="Strong_20_Emphasis">When to Use</text:span>: When exotic demand distorts a corner of the vol surface.</text:p>
      <text:p text:style-name="Text_20_body"><text:span text:style-name="Strong_20_Emphasis">Scandal</text:span>:</text:p>
      <text:list text:style-name="L51">
        <text:list-item>
          <text:p text:style-name="P63">Some 2000s structured products (reverse convertibles) embedded vol bets that banks hedged against retail flow — essentially making clients the liquidity provider.</text:p>
        </text:list-item>
      </text:list>
      <text:h text:style-name="Heading_20_2" text:outline-level="2"><text:span text:style-name="Strong_20_Emphasis">2. Swap Strategies</text:span></text:h>
      <text:h text:style-name="Heading_20_3" text:outline-level="3"><text:span text:style-name="Strong_20_Emphasis">Interest Rate Swaps (IRS)</text:span></text:h>
      <text:p text:style-name="Text_20_body"><text:span text:style-name="Strong_20_Emphasis">Logic</text:span>: Exchange fixed for floating payments.</text:p>
      <text:p text:style-name="Text_20_body"><text:span text:style-name="Strong_20_Emphasis">Payoff (floating payer)</text:span>:</text:p>
      <text:p text:style-name="Text_20_body">Payoff=N⋅(Rfixed−Rfloating)⋅D360\text{Payoff} = N \cdot (R_{\text{fixed}} - R_{\text{floating}}) \cdot \frac{D}{360}Payoff=N⋅(Rfixed​−Rfloating​)⋅360D​ </text:p>
      <text:p text:style-name="Text_20_body"><text:span text:style-name="Strong_20_Emphasis">When to Use</text:span>: To hedge loan book interest rate exposure or speculate on rate moves.</text:p>
      <text:p text:style-name="Text_20_body"><text:span text:style-name="Strong_20_Emphasis">Past Winner</text:span>:</text:p>
      <text:list text:style-name="L52">
        <text:list-item>
          <text:p text:style-name="P64"><text:span text:style-name="Strong_20_Emphasis">PIMCO (2014)</text:span>: Used swaps to extend duration bets when bonds were scarce.</text:p>
        </text:list-item>
      </text:list>
      <text:h text:style-name="Heading_20_3" text:outline-level="3"><text:soft-page-break/><text:span text:style-name="Strong_20_Emphasis">Credit Default Swaps (CDS)</text:span></text:h>
      <text:p text:style-name="Text_20_body"><text:span text:style-name="Strong_20_Emphasis">Logic</text:span>: Insurance against credit events.</text:p>
      <text:p text:style-name="Text_20_body"><text:span text:style-name="Strong_20_Emphasis">Payoff (protection seller)</text:span>:</text:p>
      <text:p text:style-name="Text_20_body">=−Premium+N⋅(1−Recovery Rate)⋅1{Default}= -\text{Premium} + N \cdot (1 - \text{Recovery Rate}) \cdot 1_{\{\text{Default}\}}=−Premium+N⋅(1−Recovery Rate)⋅1{Default}​ </text:p>
      <text:p text:style-name="Text_20_body"><text:span text:style-name="Strong_20_Emphasis">When to Use</text:span>: Hedge corporate bond holdings or short credit risk.</text:p>
      <text:p text:style-name="Text_20_body"><text:span text:style-name="Strong_20_Emphasis">Scandal</text:span>:</text:p>
      <text:list text:style-name="L53">
        <text:list-item>
          <text:p text:style-name="P65"><text:span text:style-name="Strong_20_Emphasis">2008 AIG blow-up</text:span>: Sold $440B in CDS without posting sufficient collateral; bailout cost taxpayers $182B.</text:p>
        </text:list-item>
      </text:list>
      <text:h text:style-name="Heading_20_3" text:outline-level="3"><text:span text:style-name="Strong_20_Emphasis">Total Return Swaps</text:span></text:h>
      <text:p text:style-name="Text_20_body"><text:span text:style-name="Strong_20_Emphasis">Logic</text:span>: Swap an asset’s total return for fixed/float payments.</text:p>
      <text:p text:style-name="Text_20_body"><text:span text:style-name="Strong_20_Emphasis">Past Winner</text:span>:</text:p>
      <text:list text:style-name="L54">
        <text:list-item>
          <text:p text:style-name="P66"><text:span text:style-name="Strong_20_Emphasis">Archegos (2021)</text:span>: Used TRS with banks to get synthetic exposure to stocks… until margin calls triggered a $20B fire-sale collapse.</text:p>
        </text:list-item>
      </text:list>
      <text:h text:style-name="Heading_20_3" text:outline-level="3"><text:span text:style-name="Strong_20_Emphasis">Cross-Currency Swaps</text:span></text:h>
      <text:p text:style-name="Text_20_body"><text:span text:style-name="Strong_20_Emphasis">Logic</text:span>: Exchange principal + interest in different currencies.</text:p>
      <text:p text:style-name="Text_20_body"><text:span text:style-name="Strong_20_Emphasis">When to Use</text:span>: Hedge FX + interest rate risk in international deals.</text:p>
      <text:h text:style-name="Heading_20_2" text:outline-level="2"><text:span text:style-name="Strong_20_Emphasis">3. Fixed Income Strategies</text:span></text:h>
      <text:h text:style-name="Heading_20_3" text:outline-level="3"><text:span text:style-name="Strong_20_Emphasis">Yield Curve Trading</text:span></text:h>
      <text:p text:style-name="Text_20_body"><text:span text:style-name="Strong_20_Emphasis">Logic</text:span>: Trade steepening/flattening via bond legs.</text:p>
      <text:p text:style-name="Text_20_body"><text:span text:style-name="Strong_20_Emphasis">Past Winner</text:span>:</text:p>
      <text:list text:style-name="L55">
        <text:list-item>
          <text:p text:style-name="P67"><text:span text:style-name="Strong_20_Emphasis">Bill Gross at PIMCO</text:span>: Built a career on curve positioning around Fed cycles.</text:p>
        </text:list-item>
      </text:list>
      <text:h text:style-name="Heading_20_3" text:outline-level="3"><text:span text:style-name="Strong_20_Emphasis">Mortgage-Backed Securities (MBS) Arbitrage</text:span></text:h>
      <text:p text:style-name="Text_20_body"><text:span text:style-name="Strong_20_Emphasis">Logic</text:span>: Model prepayment risk; trade MBS spreads vs. Treasuries.</text:p>
      <text:p text:style-name="Text_20_body"><text:span text:style-name="Strong_20_Emphasis">Scandal</text:span>:</text:p>
      <text:list text:style-name="L56">
        <text:list-item>
          <text:p text:style-name="P68"><text:span text:style-name="Strong_20_Emphasis">Countrywide &amp; subprime 2008</text:span>: Mispricing of prepayment/default risk blew up many <text:soft-page-break/>levered MBS arb desks.</text:p>
        </text:list-item>
      </text:list>
      <text:h text:style-name="Heading_20_3" text:outline-level="3"><text:span text:style-name="Strong_20_Emphasis">Callable Bonds</text:span></text:h>
      <text:p text:style-name="Text_20_body"><text:span text:style-name="Strong_20_Emphasis">Logic</text:span>: Callable = straight bond – call option.</text:p>
      <text:p text:style-name="Text_20_body"><text:span text:style-name="Strong_20_Emphasis">When to Use</text:span>: Hedge callable exposure when rates fall.</text:p>
      <text:h text:style-name="Heading_20_3" text:outline-level="3"><text:span text:style-name="Strong_20_Emphasis">Basis Trading</text:span></text:h>
      <text:p text:style-name="Text_20_body"><text:span text:style-name="Strong_20_Emphasis">Logic</text:span>:</text:p>
      <text:p text:style-name="Text_20_body">Basis=Spot Price−Futures Price×Conversion Factor\text{Basis} = \text{Spot Price} - \text{Futures Price} \times \text{Conversion Factor}Basis=Spot Price−Futures Price×Conversion Factor </text:p>
      <text:p text:style-name="Text_20_body"><text:span text:style-name="Strong_20_Emphasis">Scandal</text:span>:</text:p>
      <text:list text:style-name="L57">
        <text:list-item>
          <text:p text:style-name="P69"><text:span text:style-name="Strong_20_Emphasis">March 2020 Treasury basis blow-up</text:span>: Levered hedge funds were forced to unwind, widening spreads violently.</text:p>
        </text:list-item>
      </text:list>
      <text:h text:style-name="Heading_20_2" text:outline-level="2"><text:span text:style-name="Strong_20_Emphasis">4. Credit Strategies</text:span></text:h>
      <text:h text:style-name="Heading_20_3" text:outline-level="3"><text:span text:style-name="Strong_20_Emphasis">CDS Index Trading</text:span></text:h>
      <text:p text:style-name="Text_20_body"><text:span text:style-name="Strong_20_Emphasis">Logic</text:span>: Trade correlation/default risk on a basket.</text:p>
      <text:p text:style-name="Text_20_body"><text:span text:style-name="Strong_20_Emphasis">Fun Fact</text:span>: CDX and iTraxx are among the most liquid credit instruments in the world.</text:p>
      <text:h text:style-name="Heading_20_3" text:outline-level="3"><text:span text:style-name="Strong_20_Emphasis">Credit-Correlation Trading</text:span></text:h>
      <text:p text:style-name="Text_20_body"><text:span text:style-name="Strong_20_Emphasis">Logic</text:span>:</text:p>
      <text:p text:style-name="Text_20_body">Payoff=N⋅(ρrealized−ρstrike)\text{Payoff} = N \cdot (\rho_{\text{realized}} - \rho_{\text{strike}})Payoff=N⋅(ρrealized​−ρstrike​) </text:p>
      <text:p text:style-name="Text_20_body"><text:span text:style-name="Strong_20_Emphasis">Scandal</text:span>:</text:p>
      <text:list text:style-name="L58">
        <text:list-item>
          <text:p text:style-name="P70">Synthetic CDO trades pre-2008 (e.g., <text:span text:style-name="Emphasis">Abacus</text:span> case) were correlation bets in disguise.</text:p>
        </text:list-item>
      </text:list>
      <text:h text:style-name="Heading_20_3" text:outline-level="3"><text:span text:style-name="Strong_20_Emphasis">Distressed Debt Investing</text:span></text:h>
      <text:p text:style-name="Text_20_body"><text:span text:style-name="Strong_20_Emphasis">Logic</text:span>: Buy debt of bankrupt/near-bankrupt firms at deep discounts.</text:p>
      <text:p text:style-name="Text_20_body"><text:span text:style-name="Strong_20_Emphasis">Past Winner</text:span>:</text:p>
      <text:list text:style-name="L59">
        <text:list-item>
          <text:p text:style-name="P71"><text:span text:style-name="Strong_20_Emphasis">Oaktree Capital</text:span>: Made billions buying distressed corporate debt in post-crisis fire sales.</text:p>
        </text:list-item>
      </text:list>
      <text:h text:style-name="Heading_20_2" text:outline-level="2"><text:soft-page-break/><text:span text:style-name="Strong_20_Emphasis">5. Climate Finance Strategies</text:span></text:h>
      <text:h text:style-name="Heading_20_3" text:outline-level="3"><text:span text:style-name="Strong_20_Emphasis">Carbon Credit Trading</text:span></text:h>
      <text:p text:style-name="Text_20_body"><text:span text:style-name="Strong_20_Emphasis">Logic</text:span>:</text:p>
      <text:p text:style-name="Text_20_body">Payoff=Sale Price−Purchase Price\text{Payoff} = \text{Sale Price} - \text{Purchase Price}Payoff=Sale Price−Purchase Price </text:p>
      <text:p text:style-name="Text_20_body"><text:span text:style-name="Strong_20_Emphasis">Scandal</text:span>:</text:p>
      <text:list text:style-name="L60">
        <text:list-item>
          <text:p text:style-name="P72">EU ETS fraud rings (2009) used carbon credit trades for VAT scams, costing taxpayers billions.</text:p>
        </text:list-item>
      </text:list>
      <text:h text:style-name="Heading_20_3" text:outline-level="3"><text:span text:style-name="Strong_20_Emphasis">Weather Derivatives</text:span></text:h>
      <text:p text:style-name="Text_20_body"><text:span text:style-name="Strong_20_Emphasis">Logic</text:span>: Hedge or speculate on temperature, rainfall, etc.</text:p>
      <text:p text:style-name="Text_20_body"><text:span text:style-name="Strong_20_Emphasis">Fun Fact</text:span>: First weather derivative was traded by Enron in 1997 (before… other Enron things happened).</text:p>
      <text:h text:style-name="Heading_20_3" text:outline-level="3"><text:span text:style-name="Strong_20_Emphasis">ESG Derivatives &amp; Green Bonds</text:span></text:h>
      <text:p text:style-name="Text_20_body"><text:span text:style-name="Strong_20_Emphasis">Logic</text:span>: Tie payoffs to sustainability metrics.</text:p>
      <text:p text:style-name="Text_20_body"><text:span text:style-name="Strong_20_Emphasis">When to Use</text:span>: For hedging ESG-linked loan covenants or marketing green investment funds.</text:p>
      <text:h text:style-name="P4" text:outline-level="2">Advanced Modeling</text:h>
      <text:h text:style-name="P9" text:outline-level="3">Quantitative Tools</text:h>
      <text:p text:style-name="P12">Modern strategies employ sophisticated models:</text:p>
      <text:h text:style-name="P10" text:outline-level="4">Beta Regressions</text:h>
      <text:p text:style-name="P12">$$ Y_t = \alpha + \beta X_t + \epsilon_t $$ </text:p>
      <text:p text:style-name="P12">For pairs trading, regression identifies long-term relationships.</text:p>
      <text:h text:style-name="P10" text:outline-level="4">Principal Components Analysis (PCA)</text:h>
      <text:p text:style-name="P12">Reducing complex datasets to key drivers:</text:p>
      <text:p text:style-name="P12">$$ \Sigma = \frac{1}{n-1}(X - \bar{X})^T(X - \bar{X}) $$ </text:p>
      <text:p text:style-name="P12">Eigenvectors of Σ are PCs driving asset movements.</text:p>
      <text:h text:style-name="P10" text:outline-level="4"><text:soft-page-break/>GARCH Models</text:h>
      <text:p text:style-name="P12">Modeling volatility clustering:</text:p>
      <text:p text:style-name="P12">$$ \sigma_t^2 = \omega + \alpha \epsilon_{t-1}^2 + \beta \sigma_{t-1}^2 $$ </text:p>
      <text:h text:style-name="P10" text:outline-level="4">Kalman Filters</text:h>
      <text:p text:style-name="P12">Dynamic parameter estimation:</text:p>
      <text:p text:style-name="P12">\begin{align} \text{State Equation:} \quad &amp; \mathbf{x}_k = \mathbf{F}_k \mathbf{x}_{k-1} + \mathbf{w}_k \\ \text{Measurement Equation:} \quad &amp; \mathbf{z}_k = \mathbf{H}_k \mathbf{x}_k + \mathbf{v}_k \end{align} </text:p>
      <text:h text:style-name="P9" text:outline-level="3">Algorithmic Trading</text:h>
      <text:p text:style-name="P12">Automation makes arbitrage viable:</text:p>
      <text:list text:style-name="L8">
        <text:list-item>
          <text:p text:style-name="P24"><text:span text:style-name="Strong_20_Emphasis"><text:span text:style-name="T1">Algorithmic Trading</text:span></text:span><text:span text:style-name="T1">: Automated execution based on rules </text:span></text:p>
        </text:list-item>
        <text:list-item>
          <text:p text:style-name="P23"><text:span text:style-name="Strong_20_Emphasis"><text:span text:style-name="T1">High-Frequency Trading (HFT)</text:span></text:span><text:span text:style-name="T1">: Sub-second trades on microscopic inefficiencies </text:span></text:p>
        </text:list-item>
      </text:list>
      <text:p text:style-name="Text_20_body"><text:span text:style-name="Strong_20_Emphasis"><text:span text:style-name="T1">Alpha Generation</text:span></text:span><text:span text:style-name="T1">: Excess returns above benchmarks, calculated as:</text:span></text:p>
      <text:p text:style-name="P12">$$ R_{\text{portfolio},t} - R_{f,t} = \alpha + \beta(R_{\text{benchmark},t} - R_{f,t}) + \epsilon_t $$ </text:p>
      <text:h text:style-name="P4" text:outline-level="2">Risk Management</text:h>
      <text:h text:style-name="P9" text:outline-level="3">Risk Categories</text:h>
      <text:list text:style-name="L9">
        <text:list-item>
          <text:p text:style-name="P26"><text:span text:style-name="Strong_20_Emphasis"><text:span text:style-name="T1">Market Risk</text:span></text:span><text:span text:style-name="T1">: Asset price fluctuations affecting portfolio value </text:span></text:p>
        </text:list-item>
        <text:list-item>
          <text:p text:style-name="P26"><text:span text:style-name="Strong_20_Emphasis"><text:span text:style-name="T1">Credit Risk</text:span></text:span><text:span text:style-name="T1">: Default by counterparties leading to losses </text:span></text:p>
        </text:list-item>
        <text:list-item>
          <text:p text:style-name="P26"><text:span text:style-name="Strong_20_Emphasis"><text:span text:style-name="T1">Operational Risk</text:span></text:span><text:span text:style-name="T1">: Internal failures, system breakdowns, or fraud </text:span></text:p>
        </text:list-item>
        <text:list-item>
          <text:p text:style-name="P26"><text:span text:style-name="Strong_20_Emphasis"><text:span text:style-name="T1">Liquidity Risk</text:span></text:span><text:span text:style-name="T1">: Inability to exit positions without significant loss </text:span></text:p>
        </text:list-item>
        <text:list-item>
          <text:p text:style-name="P25"><text:span text:style-name="Strong_20_Emphasis"><text:span text:style-name="T1">Model Risk</text:span></text:span><text:span text:style-name="T1">: Incorrect assumptions in quantitative models </text:span></text:p>
        </text:list-item>
      </text:list>
      <text:h text:style-name="P9" text:outline-level="3">Risk Mitigation Techniques</text:h>
      <text:h text:style-name="P10" text:outline-level="4">RAROC (Risk-Adjusted Return on Capital)</text:h>
      <text:p text:style-name="P12">$$ \text{RAROC} = \frac{\text{Expected Return} - \text{Expected Loss}}{\text{Economic Capital}} $$ </text:p>
      <text:p text:style-name="P12">Ensures returns justify risks. At major banks, trades must exceed a RAROC threshold (typically 12-15%) to proceed.</text:p>
      <text:h text:style-name="P10" text:outline-level="4"><text:soft-page-break/>Greek Hedges</text:h>
      <text:p text:style-name="P12">Traders use Greeks for dynamic hedging:</text:p>
      <text:h text:style-name="P10" text:outline-level="4">Delta Hedging</text:h>
      <text:p text:style-name="P12">Maintaining market neutrality by adjusting positions as underlying price changes</text:p>
      <text:h text:style-name="P10" text:outline-level="4">Gamma Management</text:h>
      <text:p text:style-name="P12">Controlling convexity exposure, especially crucial for options traders during volatile periods</text:p>
      <text:h text:style-name="P10" text:outline-level="4">Vega Control</text:h>
      <text:p text:style-name="P12">Managing volatility exposure, particularly important during earnings seasons</text:p>
      <text:p text:style-name="P12">$$ \text{Portfolio P&amp;L} \approx \Delta \cdot dS + \frac{1}{2} \Gamma \cdot (dS)^2 + \nu \cdot d\sigma + \theta \cdot dt $$ </text:p>
      <text:h text:style-name="Heading_20_3" text:outline-level="3"><text:span text:style-name="Strong_20_Emphasis"><text:span text:style-name="T1">Rise of XVAs</text:span></text:span></text:h>
      <text:p text:style-name="Text_20_body">After the 2008 financial crisis, regulators and banks began incorporating <text:span text:style-name="Strong_20_Emphasis">XVA adjustments</text:span> to capture costs beyond just credit risk.</text:p>
      <text:h text:style-name="Heading_20_2" text:outline-level="2">1. <text:span text:style-name="Strong_20_Emphasis">What are XVA adjustments in this context?</text:span></text:h>
      <text:p text:style-name="Text_20_body">When a <text:span text:style-name="Strong_20_Emphasis">buy-side firm</text:span> (e.g., asset manager, hedge fund, corporate treasury) transacts with a dealer, they generally don’t intermediate trades — but if they run <text:span text:style-name="Strong_20_Emphasis">back-to-back</text:span> structures (e.g., internal hedges, fund vs client mandates, treasury vs sub-entity), they can still face the same <text:span text:style-name="Strong_20_Emphasis">valuation adjustments</text:span> dealers do:</text:p>
      <text:p text:style-name="Text_20_body">Total Value=Risk-Free Price+CVA+DVA+FVA+KVA+MVA+ColVA\text{Total Value} = \text{Risk-Free Price} + \text{CVA} + \text{DVA} + \text{FVA} + \text{KVA} + \text{MVA} + \text{ColVA}Total Value=Risk-Free Price+CVA+DVA+FVA+KVA+MVA+ColVA </text:p>
      <text:p text:style-name="Text_20_body">Where:</text:p>
      <text:list text:style-name="L62">
        <text:list-item>
          <text:p text:style-name="P73"><text:span text:style-name="Strong_20_Emphasis">CVA</text:span> = Credit Valuation Adjustment (counterparty credit risk)</text:p>
        </text:list-item>
        <text:list-item>
          <text:p text:style-name="P73"><text:span text:style-name="Strong_20_Emphasis">DVA</text:span> = Debit Valuation Adjustment (own credit)</text:p>
        </text:list-item>
        <text:list-item>
          <text:p text:style-name="P73"><text:span text:style-name="Strong_20_Emphasis">FVA</text:span> = Funding Valuation Adjustment (funding cost/benefit)</text:p>
        </text:list-item>
        <text:list-item>
          <text:p text:style-name="P73"><text:span text:style-name="Strong_20_Emphasis">KVA</text:span> = Capital Valuation Adjustment (cost of regulatory capital)</text:p>
        </text:list-item>
        <text:list-item>
          <text:p text:style-name="P73"><text:span text:style-name="Strong_20_Emphasis">MVA</text:span> = Margin Valuation Adjustment (cost of posting initial margin)</text:p>
        </text:list-item>
        <text:list-item>
          <text:p text:style-name="P73"><text:span text:style-name="Strong_20_Emphasis">ColVA</text:span> = Collateral Valuation Adjustment (opportunity cost/benefit of collateral)</text:p>
        </text:list-item>
      </text:list>
      <text:h text:style-name="Heading_20_2" text:outline-level="2"><text:soft-page-break/>2. <text:span text:style-name="Strong_20_Emphasis">Buy-side XVA focus</text:span></text:h>
      <text:p text:style-name="Text_20_body">Buy-side institutions <text:span text:style-name="Strong_20_Emphasis">usually</text:span>:</text:p>
      <text:list text:style-name="L63">
        <text:list-item>
          <text:p text:style-name="P74">Care most about <text:span text:style-name="Strong_20_Emphasis">CVA</text:span> (counterparty risk) and <text:span text:style-name="Strong_20_Emphasis">FVA</text:span> (funding).</text:p>
        </text:list-item>
        <text:list-item>
          <text:p text:style-name="P74">Indirectly pay for <text:span text:style-name="Strong_20_Emphasis">KVA</text:span> and <text:span text:style-name="Strong_20_Emphasis">MVA</text:span> because dealers include them in quoted spreads.</text:p>
        </text:list-item>
        <text:list-item>
          <text:p text:style-name="P74">May <text:span text:style-name="Strong_20_Emphasis">internally allocate</text:span> these costs if doing back-to-back internal trades (e.g., fund manager trading with prime broker, then internal hedge desk).</text:p>
        </text:list-item>
      </text:list>
      <text:p text:style-name="Text_20_body">For example:</text:p>
      <text:list text:style-name="L64">
        <text:list-item>
          <text:p text:style-name="P75"><text:span text:style-name="Strong_20_Emphasis">Hedge fund</text:span> enters swap with Dealer A.</text:p>
        </text:list-item>
        <text:list-item>
          <text:p text:style-name="P75"><text:span text:style-name="Strong_20_Emphasis">Dealer A</text:span> hedges with Dealer B or via cleared trade.</text:p>
        </text:list-item>
        <text:list-item>
          <text:p text:style-name="P75">XVA is embedded in Dealer A’s pricing to the fund, covering <text:span text:style-name="Emphasis">all</text:span> adjustments.</text:p>
        </text:list-item>
      </text:list>
      <text:h text:style-name="Heading_20_2" text:outline-level="2">3. <text:span text:style-name="Strong_20_Emphasis">Back-to-back trade impact</text:span></text:h>
      <text:p text:style-name="Text_20_body">A back-to-back (B2B) trade is typically <text:span text:style-name="Strong_20_Emphasis">risk-neutral on market risk</text:span> (market P&amp;L cancels between legs), but <text:span text:style-name="Strong_20_Emphasis">XVA does not always cancel</text:span>:</text:p>
      <text:list text:style-name="L65">
        <text:list-item>
          <text:p text:style-name="P76"><text:span text:style-name="Strong_20_Emphasis">Credit risk</text:span>: Two legs might have different counterparties with different credit spreads → net CVA ≠ 0.</text:p>
        </text:list-item>
        <text:list-item>
          <text:p text:style-name="P76"><text:span text:style-name="Strong_20_Emphasis">Funding</text:span>: If collateral terms differ between legs, FVA appears.</text:p>
        </text:list-item>
        <text:list-item>
          <text:p text:style-name="P76"><text:span text:style-name="Strong_20_Emphasis">Margin</text:span>: If one leg is cleared and the other bilateral, MVA can be asymmetric.</text:p>
        </text:list-item>
        <text:list-item>
          <text:p text:style-name="P76"><text:span text:style-name="Strong_20_Emphasis">Capital</text:span>: Regulatory capital relief might not be symmetric between legs, so KVA remains.</text:p>
        </text:list-item>
      </text:list>
      <text:p text:style-name="Text_20_body"><text:span text:style-name="Strong_20_Emphasis">Example:</text:span></text:p>
      <text:p text:style-name="Text_20_body">Net XVA=[CVAclient−CVAhedge]+[FVAclient−FVAhedge]+…\text{Net XVA} = \left[ \text{CVA}_\text{client} - \text{CVA}_\text{hedge} \right] + \left[ \text{FVA}_\text{client} - \text{FVA}_\text{hedge} \right] + \dotsNet XVA=[CVAclient​−CVAhedge​]+[FVAclient​−FVAhedge​]+… </text:p>
      <text:p text:style-name="Text_20_body">Even with matched notionals and maturities, net adjustments can be <text:span text:style-name="Strong_20_Emphasis">positive or negative</text:span>.</text:p>
      <text:h text:style-name="Heading_20_2" text:outline-level="2">4. <text:span text:style-name="Strong_20_Emphasis">XVA in buy-side risk &amp; strategy</text:span></text:h>
      <text:list text:style-name="L66">
        <text:list-item>
          <text:p text:style-name="P77"><text:span text:style-name="Strong_20_Emphasis">Pricing &amp; Negotiation</text:span><text:line-break/>Buy-side can quantify XVA to push back on dealer quotes, especially in illiquid products.</text:p>
        </text:list-item>
        <text:list-item>
          <text:p text:style-name="P77"><text:span text:style-name="Strong_20_Emphasis">Counterparty Selection</text:span><text:line-break/><text:soft-page-break/>Picking lower-CVA counterparties reduces overall drag on portfolio returns.</text:p>
        </text:list-item>
        <text:list-item>
          <text:p text:style-name="P77"><text:span text:style-name="Strong_20_Emphasis">Clearing Decisions</text:span><text:line-break/>Moving trades to CCPs reduces bilateral CVA/DVA but increases MVA (due to IM requirements).</text:p>
        </text:list-item>
        <text:list-item>
          <text:p text:style-name="P77"><text:span text:style-name="Strong_20_Emphasis">Collateral Optimisation</text:span><text:line-break/>Actively managing posted collateral to minimise ColVA.</text:p>
        </text:list-item>
        <text:list-item>
          <text:p text:style-name="P77"><text:span text:style-name="Strong_20_Emphasis">Regulatory Arbitrage / Structuring</text:span><text:line-break/>Some back-to-back setups are designed to minimise KVA under capital rules.</text:p>
        </text:list-item>
      </text:list>
      <text:p text:style-name="Text_20_body"><text:span text:style-name="Strong_20_Emphasis">KVA</text:span> (Capital Valuation Adjustment):<text:line-break/>Cost of holding regulatory capital K(t)K(t)K(t) over trade life, discounted at risk-free rate rrr:</text:p>
      <text:p text:style-name="Text_20_body">KVA=−∫0Te−∫0tr(s) ds γK K(t) dt\mathrm{KVA} = - \int_{0}^{T} e^{-\int_0^t r(s) \, ds} \, \gamma_K \, K(t) \, dtKVA=−∫0T​e−∫0t​r(s)dsγK​K(t)dt </text:p>
      <text:p text:style-name="Text_20_body">where:</text:p>
      <text:list text:style-name="L67">
        <text:list-item>
          <text:p text:style-name="P78">γK\gamma_KγK​ = hurdle rate for capital (e.g., 10%–12%)</text:p>
        </text:list-item>
      </text:list>
      <text:p text:style-name="Text_20_body"><text:span text:style-name="Strong_20_Emphasis">MVA</text:span> (Margin Valuation Adjustment):<text:line-break/>Cost of funding initial margin IM(t)IM(t)IM(t):</text:p>
      <text:p text:style-name="Text_20_body">MVA=−∫0Te−∫0tr(s) ds γF IM(t) dt\mathrm{MVA} = - \int_{0}^{T} e^{-\int_0^t r(s) \, ds} \, \gamma_F \, IM(t) \, dtMVA=−∫0T​e−∫0t​r(s)dsγF​IM(t)dt </text:p>
      <text:p text:style-name="Text_20_body">where:</text:p>
      <text:list text:style-name="L68">
        <text:list-item>
          <text:p text:style-name="P79">γF\gamma_FγF​ = funding spread over risk-free</text:p>
        </text:list-item>
      </text:list>
      <text:p text:style-name="Text_20_body"><text:span text:style-name="Strong_20_Emphasis">ColVA</text:span> (Collateral Valuation Adjustment):<text:line-break/>Difference between collateral remuneration rate rc(t)r_c(t)rc​(t) and risk-free r(t)r(t)r(t):</text:p>
      <text:p text:style-name="Text_20_body">ColVA=∫0Te−∫0tr(s) ds [rc(t)−r(t)]C(t) dt\mathrm{ColVA} = \int_{0}^{T} e^{-\int_0^t r(s) \, ds} \, \left[ r_c(t) - r(t) \right] C(t) \, dtColVA=∫0T​e−∫0t​r(s)ds[rc​(t)−r(t)]C(t)dt </text:p>
      <text:p text:style-name="Text_20_body">where:</text:p>
      <text:list text:style-name="L69">
        <text:list-item>
          <text:p text:style-name="P80">C(t)C(t)C(t) = collateral amount</text:p>
        </text:list-item>
      </text:list>
      <text:p text:style-name="P86"><text:span text:style-name="Strong_20_Emphasis"><text:span text:style-name="T3">Regulations &amp; Compliance</text:span></text:span></text:p>
      <text:h text:style-name="Heading_20_3" text:outline-level="3"><text:span text:style-name="Strong_20_Emphasis">Key Regulatory Frameworks</text:span></text:h>
      <text:p text:style-name="Horizontal_20_Line"/>
      <text:h text:style-name="Heading_20_4" text:outline-level="4"><text:span text:style-name="Strong_20_Emphasis">1. Dodd–Frank Wall Street Reform and Consumer Protection Act (USA, 2010)</text:span></text:h>
      <text:p text:style-name="Text_20_body"><text:span text:style-name="Strong_20_Emphasis">Purpose:</text:span><text:line-break/>Enacted in the wake of the 2008 financial crisis to bring transparency, accountability, and <text:soft-page-break/>systemic safeguards to US markets.</text:p>
      <text:p text:style-name="Text_20_body"><text:span text:style-name="Strong_20_Emphasis">Core Impact on Arbitrage &amp; Derivatives:</text:span></text:p>
      <text:list text:style-name="L70">
        <text:list-item>
          <text:p text:style-name="P81"><text:span text:style-name="Strong_20_Emphasis">Mandatory clearing</text:span> of standardized swaps through <text:span text:style-name="Strong_20_Emphasis">Central Counterparties (CCPs)</text:span> reduced bilateral counterparty credit risk but introduced <text:span text:style-name="Strong_20_Emphasis">Margin Valuation Adjustment (MVA)</text:span> costs.</text:p>
        </text:list-item>
        <text:list-item>
          <text:p text:style-name="P81"><text:span text:style-name="Strong_20_Emphasis">Swap Execution Facilities (SEFs)</text:span> brought order-book style transparency to OTC trading, eroding some information asymmetry–based arbitrage.</text:p>
        </text:list-item>
        <text:list-item>
          <text:p text:style-name="P81"><text:span text:style-name="Strong_20_Emphasis">Volcker Rule</text:span> curtailed proprietary trading by banks, shifting certain risk-arb and structured product activities to hedge funds and family offices.</text:p>
        </text:list-item>
      </text:list>
      <text:p text:style-name="Text_20_body"><text:span text:style-name="Strong_20_Emphasis">Historical Note:</text:span><text:line-break/>Before Dodd–Frank, opaque OTC derivatives like credit default swaps (CDS) magnified contagion risk (e.g., <text:span text:style-name="Strong_20_Emphasis">AIG bailout</text:span> cost US taxpayers $182B). Post-Dodd–Frank, large CDS trades now have public reporting within minutes.</text:p>
      <text:h text:style-name="Heading_20_4" text:outline-level="4"><text:span text:style-name="Strong_20_Emphasis">2. AIFMD – Alternative Investment Fund Managers Directive (EU, 2011)</text:span></text:h>
      <text:p text:style-name="Text_20_body"><text:span text:style-name="Strong_20_Emphasis">Purpose:</text:span><text:line-break/>Unified EU-wide regulation for hedge funds, private equity, and other alternative asset managers.</text:p>
      <text:p text:style-name="Text_20_body"><text:span text:style-name="Strong_20_Emphasis">Impact on Arbitrageurs:</text:span></text:p>
      <text:list text:style-name="L71">
        <text:list-item>
          <text:p text:style-name="P82"><text:span text:style-name="Strong_20_Emphasis">Leverage limits</text:span> in certain jurisdictions constrained high-gear relative value trades.</text:p>
        </text:list-item>
        <text:list-item>
          <text:p text:style-name="P82"><text:span text:style-name="Strong_20_Emphasis">Depositary requirements</text:span> introduced operational and custodial oversight, reducing settlement risk in complex cross-border trades.</text:p>
        </text:list-item>
        <text:list-item>
          <text:p text:style-name="P82"><text:span text:style-name="Strong_20_Emphasis">Marketing passport</text:span> enabled easier fundraising across EU, indirectly fueling larger capital pools for cross-border merger arbitrage.</text:p>
        </text:list-item>
      </text:list>
      <text:p text:style-name="Text_20_body"><text:span text:style-name="Strong_20_Emphasis">Case in Point:</text:span><text:line-break/>Large macro funds like <text:span text:style-name="Strong_20_Emphasis">Brevan Howard</text:span> restructured legal entities to optimize leverage allowances under AIFMD, keeping currency arbitrage strategies viable without breaching limits.</text:p>
      <text:h text:style-name="Heading_20_4" text:outline-level="4"><text:span text:style-name="Strong_20_Emphasis">3. MiFID II – Markets in Financial Instruments Directive II (EU, 2018)</text:span></text:h>
      <text:p text:style-name="Text_20_body"><text:span text:style-name="Strong_20_Emphasis">Purpose:</text:span><text:line-break/>Enhanced investor protection and market transparency.</text:p>
      <text:p text:style-name="Text_20_body"><text:span text:style-name="Strong_20_Emphasis">Arbitrage Implications:</text:span></text:p>
      <text:list text:style-name="L72">
        <text:list-item>
          <text:p text:style-name="P83"><text:span text:style-name="Strong_20_Emphasis">Pre- and post-trade transparency</text:span> reduced bid–ask spreads, tightening certain cash-and-carry arbitrage margins.</text:p>
        </text:list-item>
        <text:list-item>
          <text:p text:style-name="P83"><text:span text:style-name="Strong_20_Emphasis">Best execution</text:span> obligations forced buy-side firms to demonstrate price quality, <text:soft-page-break/>indirectly encouraging algorithmic execution for index arb.</text:p>
        </text:list-item>
        <text:list-item>
          <text:p text:style-name="P83"><text:span text:style-name="Strong_20_Emphasis">Transaction reporting (T+1)</text:span> improved regulators’ ability to detect cross-venue manipulation, impacting latency arbitrage.</text:p>
        </text:list-item>
      </text:list>
      <text:p text:style-name="Text_20_body"><text:span text:style-name="Strong_20_Emphasis">Fun Fact:</text:span><text:line-break/>MiFID II’s “dark pool” caps pushed some large block trades into periodic auctions, creating <text:span text:style-name="Strong_20_Emphasis">short-lived pricing dislocations</text:span> for those able to react fast.</text:p>
      <text:h text:style-name="Heading_20_4" text:outline-level="4"><text:span text:style-name="Strong_20_Emphasis">4. Central Bank Oversight &amp; Systemic Risk</text:span></text:h>
      <text:p text:style-name="Text_20_body"><text:span text:style-name="Strong_20_Emphasis">Purpose:</text:span><text:line-break/>Prevent failures of large leveraged institutions from threatening global markets.</text:p>
      <text:p text:style-name="Text_20_body"><text:span text:style-name="Strong_20_Emphasis">Example:</text:span><text:line-break/>The <text:span text:style-name="Strong_20_Emphasis">LTCM collapse (1998)</text:span> nearly destabilized the US Treasury market when its convergence trades went wrong. Post-crisis, central banks track large hedge funds’ leverage, exposures, and liquidity risk through confidential filings (e.g., <text:span text:style-name="Strong_20_Emphasis">Form PF</text:span> in the US).</text:p>
      <text:p text:style-name="Text_20_body"><text:span text:style-name="Strong_20_Emphasis">Modern Impact:</text:span><text:line-break/>Stress testing and liquidity rules for prime brokers can force <text:span text:style-name="Strong_20_Emphasis">sudden deleveraging</text:span> in client hedge funds, sometimes creating distressed-asset arbitrage opportunities.</text:p>
      <text:h text:style-name="Heading_20_3" text:outline-level="3"><text:span text:style-name="Strong_20_Emphasis">Current Trends &amp; Regulatory Themes</text:span></text:h>
      <text:list text:style-name="L73">
        <text:list-item>
          <text:p text:style-name="P84"><text:span text:style-name="Strong_20_Emphasis">Real-Time Transaction Reporting</text:span></text:p>
          <text:list>
            <text:list-item>
              <text:p text:style-name="P84"><text:span text:style-name="Strong_20_Emphasis">US TRACE for bonds</text:span>, <text:span text:style-name="Strong_20_Emphasis">SFTR for securities financing</text:span> in EU → reduces opacity in fixed-income and repo markets.</text:p>
            </text:list-item>
            <text:list-item>
              <text:p text:style-name="P84">Shrinks pure “information lag” arbitrage, but opens opportunities in <text:span text:style-name="Strong_20_Emphasis">data-driven statistical arbitrage</text:span>.</text:p>
            </text:list-item>
          </text:list>
        </text:list-item>
        <text:list-item>
          <text:p text:style-name="P84"><text:span text:style-name="Strong_20_Emphasis">Enhanced KYC &amp; AML Procedures</text:span></text:p>
          <text:list>
            <text:list-item>
              <text:p text:style-name="P84">Delays in onboarding counterparties can kill <text:span text:style-name="Strong_20_Emphasis">fast-moving cross-border arb</text:span> if timing is critical.</text:p>
            </text:list-item>
            <text:list-item>
              <text:p text:style-name="P84">Pushes some liquidity into <text:span text:style-name="Strong_20_Emphasis">regulated prime brokerage networks</text:span> where counterparties are pre-vetted.</text:p>
            </text:list-item>
          </text:list>
        </text:list-item>
        <text:list-item>
          <text:p text:style-name="P84"><text:span text:style-name="Strong_20_Emphasis">Sustainability Reporting Obligations</text:span></text:p>
          <text:list>
            <text:list-item>
              <text:p text:style-name="P84"><text:span text:style-name="Strong_20_Emphasis">EU SFDR (Sustainable Finance Disclosure Regulation)</text:span> requires ESG reporting, changing flows into “green” products.</text:p>
            </text:list-item>
            <text:list-item>
              <text:p text:style-name="P84">Creates potential for <text:span text:style-name="Strong_20_Emphasis">green bond arbitrage</text:span> where yields differ from conventional bonds of similar credit quality.</text:p>
            </text:list-item>
          </text:list>
        </text:list-item>
        <text:list-item>
          <text:p text:style-name="P84"><text:span text:style-name="Strong_20_Emphasis">Operational Resilience</text:span></text:p>
          <text:list>
            <text:list-item>
              <text:p text:style-name="P84"><text:soft-page-break/>Regulators require contingency planning for cyberattacks, outages, and vendor failures.</text:p>
            </text:list-item>
            <text:list-item>
              <text:p text:style-name="P84">Affects <text:span text:style-name="Strong_20_Emphasis">latency-sensitive strategies</text:span> where downtime = lost edge.</text:p>
            </text:list-item>
          </text:list>
        </text:list-item>
      </text:list>
      <text:p text:style-name="Horizontal_20_Line"/>
      <text:h text:style-name="Heading_20_3" text:outline-level="3"><text:span text:style-name="Strong_20_Emphasis">Strategic Implications for Arbitrageurs</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Regulation</text:span></text:p>
            </table:table-cell>
            <table:table-cell table:style-name="Table5.A1" office:value-type="string">
              <text:p text:style-name="Table_20_Heading"><text:span text:style-name="Strong_20_Emphasis">Who Adapts Best</text:span></text:p>
            </table:table-cell>
            <table:table-cell table:style-name="Table5.A1" office:value-type="string">
              <text:p text:style-name="Table_20_Heading"><text:span text:style-name="Strong_20_Emphasis">Tactical Adjustment</text:span></text:p>
            </table:table-cell>
          </table:table-row>
        </table:table-header-rows>
        <table:table-row>
          <table:table-cell table:style-name="Table5.A1" office:value-type="string">
            <text:p text:style-name="Table_20_Contents"><text:span text:style-name="Strong_20_Emphasis">Dodd–Frank</text:span></text:p>
          </table:table-cell>
          <table:table-cell table:style-name="Table5.A1" office:value-type="string">
            <text:p text:style-name="Table_20_Contents">Large multi-prime hedge funds</text:p>
          </table:table-cell>
          <table:table-cell table:style-name="Table5.A1" office:value-type="string">
            <text:p text:style-name="Table_20_Contents">Optimize CCP clearing to minimize MVA</text:p>
          </table:table-cell>
        </table:table-row>
        <table:table-row>
          <table:table-cell table:style-name="Table5.A1" office:value-type="string">
            <text:p text:style-name="Table_20_Contents"><text:span text:style-name="Strong_20_Emphasis">AIFMD</text:span></text:p>
          </table:table-cell>
          <table:table-cell table:style-name="Table5.A1" office:value-type="string">
            <text:p text:style-name="Table_20_Contents">Funds with cross-border structuring expertise</text:p>
          </table:table-cell>
          <table:table-cell table:style-name="Table5.A1" office:value-type="string">
            <text:p text:style-name="Table_20_Contents">Leverage legal engineering for higher capital efficiency</text:p>
          </table:table-cell>
        </table:table-row>
        <table:table-row>
          <table:table-cell table:style-name="Table5.A1" office:value-type="string">
            <text:p text:style-name="Table_20_Contents"><text:span text:style-name="Strong_20_Emphasis">MiFID II</text:span></text:p>
          </table:table-cell>
          <table:table-cell table:style-name="Table5.A1" office:value-type="string">
            <text:p text:style-name="Table_20_Contents">Quant firms</text:p>
          </table:table-cell>
          <table:table-cell table:style-name="Table5.A1" office:value-type="string">
            <text:p text:style-name="Table_20_Contents">Integrate multi-venue data to exploit auction dislocations</text:p>
          </table:table-cell>
        </table:table-row>
        <table:table-row>
          <table:table-cell table:style-name="Table5.A1" office:value-type="string">
            <text:p text:style-name="Table_20_Contents"><text:span text:style-name="Strong_20_Emphasis">Central Bank Oversight</text:span></text:p>
          </table:table-cell>
          <table:table-cell table:style-name="Table5.A1" office:value-type="string">
            <text:p text:style-name="Table_20_Contents">Risk-averse relative value funds</text:p>
          </table:table-cell>
          <table:table-cell table:style-name="Table5.A1" office:value-type="string">
            <text:p text:style-name="Table_20_Contents">Keep leverage moderate to avoid forced unwind</text:p>
          </table:table-cell>
        </table:table-row>
      </table:table>
      <text:p text:style-name="Horizontal_20_Line"/>
      <text:h text:style-name="Heading_20_3" text:outline-level="3"><text:span text:style-name="Strong_20_Emphasis">Scandals &amp; Lessons Learned</text:span></text:h>
      <text:list text:style-name="L74">
        <text:list-item>
          <text:p text:style-name="P85"><text:span text:style-name="Strong_20_Emphasis">AIG CDS Crisis (2008)</text:span> → Lack of collateral requirements nearly bankrupted the firm, birthing CVA/MVA awareness.</text:p>
        </text:list-item>
        <text:list-item>
          <text:p text:style-name="P85"><text:span text:style-name="Strong_20_Emphasis">LTCM (1998)</text:span> → Leverage + illiquidity + correlated trades = systemic risk.</text:p>
        </text:list-item>
        <text:list-item>
          <text:p text:style-name="P85"><text:span text:style-name="Strong_20_Emphasis">Flash Crash (2010)</text:span> → Weak market structure and insufficient controls allowed sudden 9% index drop in minutes, prompting algorithmic trading rules.<text:span text:style-name="T1"> </text:span></text:p>
        </text:list-item>
      </text:list>
      <text:h text:style-name="P4" text:outline-level="2">Conclusion</text:h>
      <text:p text:style-name="P12">The world of buy-side arbitrage has transformed from simple price discrepancy exploitation to a sophisticated, technology-driven ecosystem. Today's successful strategies blend:</text:p>
      <text:h text:style-name="P10" text:outline-level="4">Mathematical Precision</text:h>
      <text:p text:style-name="P12">Using complex models to quantify opportunities</text:p>
      <text:h text:style-name="P10" text:outline-level="4"><text:soft-page-break/>Lightning Speed</text:h>
      <text:p text:style-name="P12">Executing trades in milliseconds or less</text:p>
      <text:h text:style-name="P10" text:outline-level="4">Risk Awareness</text:h>
      <text:p text:style-name="P12">Constant monitoring of downside exposure</text:p>
      <text:p text:style-name="P12">As markets evolve, so too do arbitrage strategies. From cryptocurrency arbitrage to climate finance instruments, new opportunities emerge alongside new challenges.</text:p>
      <text:h text:style-name="P9" text:outline-level="3">The Future of Arbitrage</text:h>
      <text:p text:style-name="P12">Several trends are shaping tomorrow's landscape:</text:p>
      <text:list text:style-name="L12">
        <text:list-item>
          <text:p text:style-name="P28"><text:span text:style-name="Strong_20_Emphasis"><text:span text:style-name="T1">AI Revolution</text:span></text:span><text:span text:style-name="T1">: Machine learning identifying non-linear patterns </text:span></text:p>
        </text:list-item>
        <text:list-item>
          <text:p text:style-name="P28"><text:span text:style-name="Strong_20_Emphasis"><text:span text:style-name="T1">Quantum Computing</text:span></text:span><text:span text:style-name="T1">: Solving optimization problems unprecedentedly </text:span></text:p>
        </text:list-item>
        <text:list-item>
          <text:p text:style-name="P28"><text:span text:style-name="Strong_20_Emphasis"><text:span text:style-name="T1">Decentralized Finance (DeFi)</text:span></text:span><text:span text:style-name="T1">: Massively expanding arbitrage opportunities </text:span></text:p>
        </text:list-item>
        <text:list-item>
          <text:p text:style-name="P27"><text:span text:style-name="Strong_20_Emphasis"><text:span text:style-name="T1">Regulatory Evolution</text:span></text:span><text:span text:style-name="T1">: New frameworks addressing crypto and ESG issues </text:span></text:p>
        </text:list-item>
      </text:list>
      <text:p text:style-name="P12">While risks persist, the sophisticated risk management techniques discussed - from Greek hedges to XVA and RAROC - along with robust global regulation, ensure that arbitrage remains a vital component of modern finance.</text:p>
      <text:p text:style-name="P16">The pursuit of market inefficiencies will always attract the brightest minds to finance. As technology advances and markets become more complex, arbitrageurs will continue to find innovative ways to profit from temporary mispricings. Success in this field increasingly depends not just on spotting opportunities but on building comprehensive frameworks that can adapt to a rapidly changing financial landscape.</text:p>
      <text:h text:style-name="P9" text:outline-level="3">References</text:h>
      <text:list text:style-name="L13">
        <text:list-item>
          <text:p text:style-name="P17">Hull, J. C. (2018). Options, Futures and Other Derivatives (10th ed.). Pearson. </text:p>
        </text:list-item>
        <text:list-item>
          <text:p text:style-name="P17">Wilmott, P. (2006). Paul Wilmott on Quantitative Finance (2nd ed.). Wiley. </text:p>
        </text:list-item>
        <text:list-item>
          <text:p text:style-name="P17">Baxter, M., &amp; Rennie, A. (1996). Financial Calculus. Cambridge University Press. </text:p>
        </text:list-item>
        <text:list-item>
          <text:p text:style-name="P17">Gatheral, J. (2006). The Volatility Surface. Wiley Finance. </text:p>
        </text:list-item>
        <text:list-item>
          <text:p text:style-name="P17">ISDA. (2023). Structured Products Market Analysis. ISDA Research Reports. </text:p>
        </text:list-item>
        <text:list-item>
          <text:p text:style-name="P17">Dupire, B. (1994). Pricing with a Smile. Risk Magazine </text:p>
        </text:list-item>
        <text:list-item>
          <text:p text:style-name="P17">Heston, S. L. (1993). A Closed-Form Solution for Options with Stochastic Volatility. </text:p>
        </text:list-item>
        <text:list-item>
          <text:p text:style-name="P18">Black, Fischer, and Myron Scholes. "The Pricing of Options and Corporate Liabilities."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ontserrat" svg:font-family="Montserrat, Arial, sans-serif"/>
    <style:font-face style:name="NSimSun" svg:font-family="NSimSun" style:font-family-generic="system" style:font-pitch="variable"/>
    <style:font-face style:name="Noto Sans SC" svg:font-family="'Noto Sans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0%"/>
      <style:text-properties fo:color="#333333" loext:opacity="100%" style:font-name="Montserrat" fo:font-family="Montserrat, Arial, sans-serif" fo:font-size="13pt" style:font-name-asian="Montserrat" style:font-family-asian="Montserrat, Arial, sans-serif" style:font-size-asian="13pt" style:font-name-complex="Montserrat" style:font-family-complex="Montserrat, Arial, sans-serif" style:font-size-complex="13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he Art and Science of Arbitrage and Buy-Side Strategies</dc:title>
    <dc:date>2025-08-11T15:30:48.639000000</dc:date>
    <meta:editing-duration>PT54M25S</meta:editing-duration>
    <meta:editing-cycles>4</meta:editing-cycles>
    <meta:generator>EasyOffice/7.6.2.1.0$Windows_X86_64 LibreOffice_project/0bc4d647150f05f02b71ccb5539a4012b57f1faf</meta:generator>
    <meta:document-statistic meta:table-count="5" meta:image-count="0" meta:object-count="0" meta:page-count="28" meta:paragraph-count="600" meta:word-count="6145" meta:character-count="43281" meta:non-whitespace-character-count="37237"/>
    <meta:user-defined meta:name=""/>
    <meta:user-defined meta:name="viewport">width=device-width, initial-scale=1.0</meta:user-defined>
  </office:meta>
</office:document-meta>
</file>